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f4d3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c9f4d3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row table:style-name="ro1">
          <table:table-cell table:style-name="ce4" office:value-type="string" calcext:value-type="string">
            <text:p>Cidades:</text:p>
          </table:table-cell>
          <table:table-cell table:style-name="ce4" office:value-type="string" calcext:value-type="string">
            <text:p>Valores:</text:p>
          </table:table-cell>
          <table:table-cell table:style-name="ce4" office:value-type="string" calcext:value-type="string">
            <text:p>Porcentagens:</text:p>
          </table:table-cell>
          <table:table-cell table:style-name="ce4" office:value-type="string" calcext:value-type="string">
            <text:p>Ano vigente:</text:p>
          </table:table-cell>
        </table:table-row>
        <table:table-row table:style-name="ro2">
          <table:table-cell office:value-type="string" calcext:value-type="string">
            <text:p>ABADIA DOS DOURAD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BAE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BRE CAMPO-MG</text:p>
          </table:table-cell>
          <table:table-cell office:value-type="currency" office:currency="BRL" office:value="3658.68" calcext:value-type="currency">
            <text:p>R$ 3.658,68</text:p>
          </table:table-cell>
          <table:table-cell office:value-type="string" calcext:value-type="string">
            <text:p>4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CAIAC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CUCE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GUA BO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GUA COMPRID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GUANIL-MG</text:p>
          </table:table-cell>
          <table:table-cell office:value-type="currency" office:currency="BRL" office:value="2420.82" calcext:value-type="currency">
            <text:p>R$ 2.420,82</text:p>
          </table:table-cell>
          <table:table-cell office:value-type="string" calcext:value-type="string">
            <text:p>4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GUAS FORMOSAS-MG</text:p>
          </table:table-cell>
          <table:table-cell office:value-type="currency" office:currency="BRL" office:value="56186.19" calcext:value-type="currency">
            <text:p>R$ 56.186,19</text:p>
          </table:table-cell>
          <table:table-cell office:value-type="string" calcext:value-type="string">
            <text:p>3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GUAS VERMELHAS-MG</text:p>
          </table:table-cell>
          <table:table-cell office:value-type="currency" office:currency="BRL" office:value="37456.8" calcext:value-type="currency">
            <text:p>R$ 37.456,80</text:p>
          </table:table-cell>
          <table:table-cell office:value-type="string" calcext:value-type="string">
            <text:p>38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IMOR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IURUOC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AGO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BERTI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EM PARA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FENAS-MG</text:p>
          </table:table-cell>
          <table:table-cell office:value-type="currency" office:currency="BRL" office:value="510248.31" calcext:value-type="currency">
            <text:p>R$ 510.248,31</text:p>
          </table:table-cell>
          <table:table-cell office:value-type="string" calcext:value-type="string">
            <text:p>60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FREDO VASCONCELOS-MG</text:p>
          </table:table-cell>
          <table:table-cell office:value-type="currency" office:currency="BRL" office:value="18420.38" calcext:value-type="currency">
            <text:p>R$ 18.420,38</text:p>
          </table:table-cell>
          <table:table-cell office:value-type="string" calcext:value-type="string">
            <text:p>35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MENARA-MG</text:p>
          </table:table-cell>
          <table:table-cell office:value-type="currency" office:currency="BRL" office:value="107657.64" calcext:value-type="currency">
            <text:p>R$ 107.657,64</text:p>
          </table:table-cell>
          <table:table-cell office:value-type="string" calcext:value-type="string">
            <text:p>23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PERC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P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TEROS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TO CAPAR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TO JEQUIT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TO RIO DOC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VARE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V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LVORAD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MPARO DO SER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NDRAD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NDRE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NGE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NTONIO CARL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NTONIO DIAS-MG</text:p>
          </table:table-cell>
          <table:table-cell office:value-type="currency" office:currency="BRL" office:value="4208.54" calcext:value-type="currency">
            <text:p>R$ 4.208,54</text:p>
          </table:table-cell>
          <table:table-cell office:value-type="string" calcext:value-type="string">
            <text:p>8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NTONIO PRADO DE MINAS-MG</text:p>
          </table:table-cell>
          <table:table-cell office:value-type="currency" office:currency="BRL" office:value="2420" calcext:value-type="currency">
            <text:p>R$ 2.420,00</text:p>
          </table:table-cell>
          <table:table-cell office:value-type="string" calcext:value-type="string">
            <text:p>11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C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CITABA-MG</text:p>
          </table:table-cell>
          <table:table-cell office:value-type="currency" office:currency="BRL" office:value="20406.61" calcext:value-type="currency">
            <text:p>R$ 20.406,61</text:p>
          </table:table-cell>
          <table:table-cell office:value-type="string" calcext:value-type="string">
            <text:p>136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CUAI-MG</text:p>
          </table:table-cell>
          <table:table-cell office:value-type="currency" office:currency="BRL" office:value="21198.5" calcext:value-type="currency">
            <text:p>R$ 21.198,50</text:p>
          </table:table-cell>
          <table:table-cell office:value-type="string" calcext:value-type="string">
            <text:p>8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GUARI-MG</text:p>
          </table:table-cell>
          <table:table-cell office:value-type="currency" office:currency="BRL" office:value="19350" calcext:value-type="currency">
            <text:p>R$ 19.350,00</text:p>
          </table:table-cell>
          <table:table-cell office:value-type="string" calcext:value-type="string">
            <text:p>2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NTINA-MG</text:p>
          </table:table-cell>
          <table:table-cell office:value-type="currency" office:currency="BRL" office:value="12179.58" calcext:value-type="currency">
            <text:p>R$ 12.179,58</text:p>
          </table:table-cell>
          <table:table-cell office:value-type="string" calcext:value-type="string">
            <text:p>2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PO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PO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PU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UJ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AXA-MG</text:p>
          </table:table-cell>
          <table:table-cell office:value-type="currency" office:currency="BRL" office:value="309944.28" calcext:value-type="currency">
            <text:p>R$ 309.944,28</text:p>
          </table:table-cell>
          <table:table-cell office:value-type="string" calcext:value-type="string">
            <text:p>22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CEBURG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COS-MG</text:p>
          </table:table-cell>
          <table:table-cell office:value-type="currency" office:currency="BRL" office:value="173749.96" calcext:value-type="currency">
            <text:p>R$ 173.749,96</text:p>
          </table:table-cell>
          <table:table-cell office:value-type="string" calcext:value-type="string">
            <text:p>47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EADO-MG</text:p>
          </table:table-cell>
          <table:table-cell office:value-type="currency" office:currency="BRL" office:value="76407.25" calcext:value-type="currency">
            <text:p>R$ 76.407,25</text:p>
          </table:table-cell>
          <table:table-cell office:value-type="string" calcext:value-type="string">
            <text:p>48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GIRI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ICANDUVA-MG</text:p>
          </table:table-cell>
          <table:table-cell office:value-type="currency" office:currency="BRL" office:value="3425.8" calcext:value-type="currency">
            <text:p>R$ 3.425,80</text:p>
          </table:table-cell>
          <table:table-cell office:value-type="string" calcext:value-type="string">
            <text:p>6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RIN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STOLFO DUTRA-MG</text:p>
          </table:table-cell>
          <table:table-cell office:value-type="currency" office:currency="BRL" office:value="30680.3" calcext:value-type="currency">
            <text:p>R$ 30.680,30</text:p>
          </table:table-cell>
          <table:table-cell office:value-type="string" calcext:value-type="string">
            <text:p>3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TALE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AUGUSTO DE LIMA-MG</text:p>
          </table:table-cell>
          <table:table-cell office:value-type="currency" office:currency="BRL" office:value="9456" calcext:value-type="currency">
            <text:p>R$ 9.456,00</text:p>
          </table:table-cell>
          <table:table-cell office:value-type="string" calcext:value-type="string">
            <text:p>15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EPENDI-MG</text:p>
          </table:table-cell>
          <table:table-cell office:value-type="currency" office:currency="BRL" office:value="41362.54" calcext:value-type="currency">
            <text:p>R$ 41.362,54</text:p>
          </table:table-cell>
          <table:table-cell office:value-type="string" calcext:value-type="string">
            <text:p>25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LD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MBUI-MG</text:p>
          </table:table-cell>
          <table:table-cell office:value-type="currency" office:currency="BRL" office:value="24668.42" calcext:value-type="currency">
            <text:p>R$ 24.668,42</text:p>
          </table:table-cell>
          <table:table-cell office:value-type="string" calcext:value-type="string">
            <text:p>10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NDEIRA DO SU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NDEIRA-MG</text:p>
          </table:table-cell>
          <table:table-cell office:value-type="currency" office:currency="BRL" office:value="10437.68" calcext:value-type="currency">
            <text:p>R$ 10.437,68</text:p>
          </table:table-cell>
          <table:table-cell office:value-type="string" calcext:value-type="string">
            <text:p>30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RAO DE COCA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RAO DE MONTE ALTO-MG</text:p>
          </table:table-cell>
          <table:table-cell office:value-type="currency" office:currency="BRL" office:value="14114.84" calcext:value-type="currency">
            <text:p>R$ 14.114,84</text:p>
          </table:table-cell>
          <table:table-cell office:value-type="string" calcext:value-type="string">
            <text:p>2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RBACE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RRA LONGA-MG</text:p>
          </table:table-cell>
          <table:table-cell office:value-type="currency" office:currency="BRL" office:value="3977.5" calcext:value-type="currency">
            <text:p>R$ 3.977,50</text:p>
          </table:table-cell>
          <table:table-cell office:value-type="string" calcext:value-type="string">
            <text:p>15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ARROSO-MG</text:p>
          </table:table-cell>
          <table:table-cell office:value-type="currency" office:currency="BRL" office:value="34155.02" calcext:value-type="currency">
            <text:p>R$ 34.155,02</text:p>
          </table:table-cell>
          <table:table-cell office:value-type="string" calcext:value-type="string">
            <text:p>16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LA VISTA DE MINAS-MG</text:p>
          </table:table-cell>
          <table:table-cell office:value-type="currency" office:currency="BRL" office:value="1561" calcext:value-type="currency">
            <text:p>R$ 1.561,00</text:p>
          </table:table-cell>
          <table:table-cell office:value-type="string" calcext:value-type="string">
            <text:p>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LO HORIZO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LO ORIENTE-MG</text:p>
          </table:table-cell>
          <table:table-cell office:value-type="currency" office:currency="BRL" office:value="189686.89" calcext:value-type="currency">
            <text:p>R$ 189.686,89</text:p>
          </table:table-cell>
          <table:table-cell office:value-type="string" calcext:value-type="string">
            <text:p>45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LO VALE-MG</text:p>
          </table:table-cell>
          <table:table-cell office:value-type="currency" office:currency="BRL" office:value="17734.22" calcext:value-type="currency">
            <text:p>R$ 17.734,22</text:p>
          </table:table-cell>
          <table:table-cell office:value-type="string" calcext:value-type="string">
            <text:p>23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RIL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RIZ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RT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ET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IAS FORTES-MG</text:p>
          </table:table-cell>
          <table:table-cell office:value-type="currency" office:currency="BRL" office:value="18245.7" calcext:value-type="currency">
            <text:p>R$ 18.245,70</text:p>
          </table:table-cell>
          <table:table-cell office:value-type="string" calcext:value-type="string">
            <text:p>82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ICAS-MG</text:p>
          </table:table-cell>
          <table:table-cell office:value-type="currency" office:currency="BRL" office:value="125860.35" calcext:value-type="currency">
            <text:p>R$ 125.860,35</text:p>
          </table:table-cell>
          <table:table-cell office:value-type="string" calcext:value-type="string">
            <text:p>73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IQUINH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A ESPERANCA-MG</text:p>
          </table:table-cell>
          <table:table-cell office:value-type="currency" office:currency="BRL" office:value="1555.68" calcext:value-type="currency">
            <text:p>R$ 1.555,68</text:p>
          </table:table-cell>
          <table:table-cell office:value-type="string" calcext:value-type="string">
            <text:p>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CAINA DE MINAS-MG</text:p>
          </table:table-cell>
          <table:table-cell office:value-type="currency" office:currency="BRL" office:value="4632" calcext:value-type="currency">
            <text:p>R$ 4.632,00</text:p>
          </table:table-cell>
          <table:table-cell office:value-type="string" calcext:value-type="string">
            <text:p>12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CAIU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DESPACHO-MG</text:p>
          </table:table-cell>
          <table:table-cell office:value-type="currency" office:currency="BRL" office:value="39031.62" calcext:value-type="currency">
            <text:p>R$ 39.031,62</text:p>
          </table:table-cell>
          <table:table-cell office:value-type="string" calcext:value-type="string">
            <text:p>5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JARDIM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JESUS DA PE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JESUS DO AMPA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JESUS DO GAL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REPOU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M SUCESSO-MG</text:p>
          </table:table-cell>
          <table:table-cell office:value-type="currency" office:currency="BRL" office:value="96071.36" calcext:value-type="currency">
            <text:p>R$ 96.071,36</text:p>
          </table:table-cell>
          <table:table-cell office:value-type="string" calcext:value-type="string">
            <text:p>64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NF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NFINOPOLIS DE MINAS-MG</text:p>
          </table:table-cell>
          <table:table-cell office:value-type="currency" office:currency="BRL" office:value="64746.19" calcext:value-type="currency">
            <text:p>R$ 64.746,19</text:p>
          </table:table-cell>
          <table:table-cell office:value-type="string" calcext:value-type="string">
            <text:p>81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NITO DE MINAS-MG</text:p>
          </table:table-cell>
          <table:table-cell office:value-type="currency" office:currency="BRL" office:value="9090.9" calcext:value-type="currency">
            <text:p>R$ 9.090,90</text:p>
          </table:table-cell>
          <table:table-cell office:value-type="string" calcext:value-type="string">
            <text:p>10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RDA DA M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TELHOS-MG</text:p>
          </table:table-cell>
          <table:table-cell office:value-type="currency" office:currency="BRL" office:value="61355.87" calcext:value-type="currency">
            <text:p>R$ 61.355,87</text:p>
          </table:table-cell>
          <table:table-cell office:value-type="string" calcext:value-type="string">
            <text:p>36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OTUMIR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RAS PIRES-MG</text:p>
          </table:table-cell>
          <table:table-cell office:value-type="currency" office:currency="BRL" office:value="5839.05" calcext:value-type="currency">
            <text:p>R$ 5.839,05</text:p>
          </table:table-cell>
          <table:table-cell office:value-type="string" calcext:value-type="string">
            <text:p>1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RASILANDIA DE MINAS-MG</text:p>
          </table:table-cell>
          <table:table-cell office:value-type="currency" office:currency="BRL" office:value="35285.63" calcext:value-type="currency">
            <text:p>R$ 35.285,63</text:p>
          </table:table-cell>
          <table:table-cell office:value-type="string" calcext:value-type="string">
            <text:p>18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RASILI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RAUNAS-MG</text:p>
          </table:table-cell>
          <table:table-cell office:value-type="currency" office:currency="BRL" office:value="1276.44" calcext:value-type="currency">
            <text:p>R$ 1.276,44</text:p>
          </table:table-cell>
          <table:table-cell office:value-type="string" calcext:value-type="string">
            <text:p>4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RAZ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RUMADINHO-MG</text:p>
          </table:table-cell>
          <table:table-cell office:value-type="currency" office:currency="BRL" office:value="324742.8" calcext:value-type="currency">
            <text:p>R$ 324.742,80</text:p>
          </table:table-cell>
          <table:table-cell office:value-type="string" calcext:value-type="string">
            <text:p>57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UENO BRAND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UE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UG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URITIS-MG</text:p>
          </table:table-cell>
          <table:table-cell office:value-type="currency" office:currency="BRL" office:value="12873.39" calcext:value-type="currency">
            <text:p>R$ 12.873,39</text:p>
          </table:table-cell>
          <table:table-cell office:value-type="string" calcext:value-type="string">
            <text:p>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BURITIZEI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BECEIRA GRAN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BO VERDE-MG</text:p>
          </table:table-cell>
          <table:table-cell office:value-type="currency" office:currency="BRL" office:value="25171.39" calcext:value-type="currency">
            <text:p>R$ 25.171,39</text:p>
          </table:table-cell>
          <table:table-cell office:value-type="string" calcext:value-type="string">
            <text:p>20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CHOEIRA DA PR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CHOEIR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CHOEIRA DE PAJEU-MG</text:p>
          </table:table-cell>
          <table:table-cell office:value-type="currency" office:currency="BRL" office:value="18740.58" calcext:value-type="currency">
            <text:p>R$ 18.740,58</text:p>
          </table:table-cell>
          <table:table-cell office:value-type="string" calcext:value-type="string">
            <text:p>3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CHOEIRA DOURAD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ETA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E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IA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JURI-MG</text:p>
          </table:table-cell>
          <table:table-cell office:value-type="currency" office:currency="BRL" office:value="1304.91" calcext:value-type="currency">
            <text:p>R$ 1.304,91</text:p>
          </table:table-cell>
          <table:table-cell office:value-type="string" calcext:value-type="string">
            <text:p>2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LD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AC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ANDUCAIA-MG</text:p>
          </table:table-cell>
          <table:table-cell office:value-type="currency" office:currency="BRL" office:value="85709.28" calcext:value-type="currency">
            <text:p>R$ 85.709,28</text:p>
          </table:table-cell>
          <table:table-cell office:value-type="string" calcext:value-type="string">
            <text:p>20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BUI-MG</text:p>
          </table:table-cell>
          <table:table-cell office:value-type="currency" office:currency="BRL" office:value="4912.36" calcext:value-type="currency">
            <text:p>R$ 4.912,36</text:p>
          </table:table-cell>
          <table:table-cell office:value-type="string" calcext:value-type="string">
            <text:p>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BUQUIRA-MG</text:p>
          </table:table-cell>
          <table:table-cell office:value-type="currency" office:currency="BRL" office:value="56957.49" calcext:value-type="currency">
            <text:p>R$ 56.957,49</text:p>
          </table:table-cell>
          <table:table-cell office:value-type="string" calcext:value-type="string">
            <text:p>3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ANARIO-MG</text:p>
          </table:table-cell>
          <table:table-cell office:value-type="currency" office:currency="BRL" office:value="18891.75" calcext:value-type="currency">
            <text:p>R$ 18.891,75</text:p>
          </table:table-cell>
          <table:table-cell office:value-type="string" calcext:value-type="string">
            <text:p>42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A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EST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INA VER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O AZUL-MG</text:p>
          </table:table-cell>
          <table:table-cell office:value-type="currency" office:currency="BRL" office:value="16616.94" calcext:value-type="currency">
            <text:p>R$ 16.616,94</text:p>
          </table:table-cell>
          <table:table-cell office:value-type="string" calcext:value-type="string">
            <text:p>26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O BELO-MG</text:p>
          </table:table-cell>
          <table:table-cell office:value-type="currency" office:currency="BRL" office:value="47365.45" calcext:value-type="currency">
            <text:p>R$ 47.365,45</text:p>
          </table:table-cell>
          <table:table-cell office:value-type="string" calcext:value-type="string">
            <text:p>8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O DO MEI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O FLORI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OS ALT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MPOS GERA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NA VERDE-MG</text:p>
          </table:table-cell>
          <table:table-cell office:value-type="currency" office:currency="BRL" office:value="16487.11" calcext:value-type="currency">
            <text:p>R$ 16.487,11</text:p>
          </table:table-cell>
          <table:table-cell office:value-type="string" calcext:value-type="string">
            <text:p>42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NAA-MG</text:p>
          </table:table-cell>
          <table:table-cell office:value-type="currency" office:currency="BRL" office:value="12474.3" calcext:value-type="currency">
            <text:p>R$ 12.474,30</text:p>
          </table:table-cell>
          <table:table-cell office:value-type="string" calcext:value-type="string">
            <text:p>41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NA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NDEI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NTAGAL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AR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ELA NOVA-MG</text:p>
          </table:table-cell>
          <table:table-cell office:value-type="currency" office:currency="BRL" office:value="10794.35" calcext:value-type="currency">
            <text:p>R$ 10.794,35</text:p>
          </table:table-cell>
          <table:table-cell office:value-type="string" calcext:value-type="string">
            <text:p>38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ELINHA-MG</text:p>
          </table:table-cell>
          <table:table-cell office:value-type="currency" office:currency="BRL" office:value="9382.12" calcext:value-type="currency">
            <text:p>R$ 9.382,12</text:p>
          </table:table-cell>
          <table:table-cell office:value-type="string" calcext:value-type="string">
            <text:p>2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E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IM BRAN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ITAO ANDRA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ITAO ENEAS-MG</text:p>
          </table:table-cell>
          <table:table-cell office:value-type="currency" office:currency="BRL" office:value="9780.52" calcext:value-type="currency">
            <text:p>R$ 9.780,52</text:p>
          </table:table-cell>
          <table:table-cell office:value-type="string" calcext:value-type="string">
            <text:p>10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ITOLIO-MG</text:p>
          </table:table-cell>
          <table:table-cell office:value-type="currency" office:currency="BRL" office:value="103258.4" calcext:value-type="currency">
            <text:p>R$ 103.258,40</text:p>
          </table:table-cell>
          <table:table-cell office:value-type="string" calcext:value-type="string">
            <text:p>73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PUT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AI-MG</text:p>
          </table:table-cell>
          <table:table-cell office:value-type="currency" office:currency="BRL" office:value="1668.26" calcext:value-type="currency">
            <text:p>R$ 1.668,26</text:p>
          </table:table-cell>
          <table:table-cell office:value-type="string" calcext:value-type="string">
            <text:p>0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ANA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ANDAI-MG</text:p>
          </table:table-cell>
          <table:table-cell office:value-type="currency" office:currency="BRL" office:value="13755.3" calcext:value-type="currency">
            <text:p>R$ 13.755,30</text:p>
          </table:table-cell>
          <table:table-cell office:value-type="string" calcext:value-type="string">
            <text:p>4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ANGOLA-MG</text:p>
          </table:table-cell>
          <table:table-cell office:value-type="currency" office:currency="BRL" office:value="35918" calcext:value-type="currency">
            <text:p>R$ 35.918,00</text:p>
          </table:table-cell>
          <table:table-cell office:value-type="string" calcext:value-type="string">
            <text:p>14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A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BONITA-MG</text:p>
          </table:table-cell>
          <table:table-cell office:value-type="currency" office:currency="BRL" office:value="4910.78" calcext:value-type="currency">
            <text:p>R$ 4.910,78</text:p>
          </table:table-cell>
          <table:table-cell office:value-type="string" calcext:value-type="string">
            <text:p>4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EACU-MG</text:p>
          </table:table-cell>
          <table:table-cell office:value-type="currency" office:currency="BRL" office:value="3408" calcext:value-type="currency">
            <text:p>R$ 3.408,00</text:p>
          </table:table-cell>
          <table:table-cell office:value-type="string" calcext:value-type="string">
            <text:p>4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LOS CHAG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ESIA-MG</text:p>
          </table:table-cell>
          <table:table-cell office:value-type="currency" office:currency="BRL" office:value="3843.69" calcext:value-type="currency">
            <text:p>R$ 3.843,69</text:p>
          </table:table-cell>
          <table:table-cell office:value-type="string" calcext:value-type="string">
            <text:p>9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 DA CACHOE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 DA M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 DE MINAS-MG</text:p>
          </table:table-cell>
          <table:table-cell office:value-type="currency" office:currency="BRL" office:value="36362.63" calcext:value-type="currency">
            <text:p>R$ 36.362,63</text:p>
          </table:table-cell>
          <table:table-cell office:value-type="string" calcext:value-type="string">
            <text:p>37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 DO CAJUR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 DO PARANAIBA-MG</text:p>
          </table:table-cell>
          <table:table-cell office:value-type="currency" office:currency="BRL" office:value="26128.08" calcext:value-type="currency">
            <text:p>R$ 26.128,08</text:p>
          </table:table-cell>
          <table:table-cell office:value-type="string" calcext:value-type="string">
            <text:p>8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 DO RIO CLA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MOPOLI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NEIRIN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RANC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VALH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RVALH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SA GRAN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SCALHO RI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SS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TAGUAS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TAS ALT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TUJI-MG</text:p>
          </table:table-cell>
          <table:table-cell office:value-type="currency" office:currency="BRL" office:value="1673.95" calcext:value-type="currency">
            <text:p>R$ 1.673,95</text:p>
          </table:table-cell>
          <table:table-cell office:value-type="string" calcext:value-type="string">
            <text:p>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TUT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AXAMBU-MG</text:p>
          </table:table-cell>
          <table:table-cell office:value-type="currency" office:currency="BRL" office:value="63600.55" calcext:value-type="currency">
            <text:p>R$ 63.600,55</text:p>
          </table:table-cell>
          <table:table-cell office:value-type="string" calcext:value-type="string">
            <text:p>32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EDRO DO ABAE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ENTRAL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ENTRALINA-MG</text:p>
          </table:table-cell>
          <table:table-cell office:value-type="currency" office:currency="BRL" office:value="18599.95" calcext:value-type="currency">
            <text:p>R$ 18.599,95</text:p>
          </table:table-cell>
          <table:table-cell office:value-type="string" calcext:value-type="string">
            <text:p>15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HAC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HAL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HAPADA DO NOR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HAPADA GAUCHA-MG</text:p>
          </table:table-cell>
          <table:table-cell office:value-type="currency" office:currency="BRL" office:value="82340.05" calcext:value-type="currency">
            <text:p>R$ 82.340,05</text:p>
          </table:table-cell>
          <table:table-cell office:value-type="string" calcext:value-type="string">
            <text:p>4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HIADOR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IPOTANEA-MG</text:p>
          </table:table-cell>
          <table:table-cell office:value-type="currency" office:currency="BRL" office:value="12558.3" calcext:value-type="currency">
            <text:p>R$ 12.558,30</text:p>
          </table:table-cell>
          <table:table-cell office:value-type="string" calcext:value-type="string">
            <text:p>61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LARAV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LARO DOS POCO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LAUDIO-MG</text:p>
          </table:table-cell>
          <table:table-cell office:value-type="currency" office:currency="BRL" office:value="121716.76" calcext:value-type="currency">
            <text:p>R$ 121.716,76</text:p>
          </table:table-cell>
          <table:table-cell office:value-type="string" calcext:value-type="string">
            <text:p>29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IMB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LUNA-MG</text:p>
          </table:table-cell>
          <table:table-cell office:value-type="currency" office:currency="BRL" office:value="7658.25" calcext:value-type="currency">
            <text:p>R$ 7.658,25</text:p>
          </table:table-cell>
          <table:table-cell office:value-type="string" calcext:value-type="string">
            <text:p>15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MENDADOR GOM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MERCINHO-MG</text:p>
          </table:table-cell>
          <table:table-cell office:value-type="currency" office:currency="BRL" office:value="14439.36" calcext:value-type="currency">
            <text:p>R$ 14.439,36</text:p>
          </table:table-cell>
          <table:table-cell office:value-type="string" calcext:value-type="string">
            <text:p>16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A APARECID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A BARR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AS ALAGOAS-MG</text:p>
          </table:table-cell>
          <table:table-cell office:value-type="currency" office:currency="BRL" office:value="29266.8" calcext:value-type="currency">
            <text:p>R$ 29.266,80</text:p>
          </table:table-cell>
          <table:table-cell office:value-type="string" calcext:value-type="string">
            <text:p>7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AS PEDR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E IPANEMA-MG</text:p>
          </table:table-cell>
          <table:table-cell office:value-type="currency" office:currency="BRL" office:value="27000.31" calcext:value-type="currency">
            <text:p>R$ 27.000,31</text:p>
          </table:table-cell>
          <table:table-cell office:value-type="string" calcext:value-type="string">
            <text:p>56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O MATO DENTRO-MG</text:p>
          </table:table-cell>
          <table:table-cell office:value-type="currency" office:currency="BRL" office:value="254918.38" calcext:value-type="currency">
            <text:p>R$ 254.918,38</text:p>
          </table:table-cell>
          <table:table-cell office:value-type="string" calcext:value-type="string">
            <text:p>105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O PARA-MG</text:p>
          </table:table-cell>
          <table:table-cell office:value-type="currency" office:currency="BRL" office:value="1170.32" calcext:value-type="currency">
            <text:p>R$ 1.170,32</text:p>
          </table:table-cell>
          <table:table-cell office:value-type="string" calcext:value-type="string">
            <text:p>3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O RIO VERDE-MG</text:p>
          </table:table-cell>
          <table:table-cell office:value-type="currency" office:currency="BRL" office:value="8114.73" calcext:value-type="currency">
            <text:p>R$ 8.114,73</text:p>
          </table:table-cell>
          <table:table-cell office:value-type="string" calcext:value-type="string">
            <text:p>5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CEICAO DOS OUROS-MG</text:p>
          </table:table-cell>
          <table:table-cell office:value-type="currency" office:currency="BRL" office:value="23463.85" calcext:value-type="currency">
            <text:p>R$ 23.463,85</text:p>
          </table:table-cell>
          <table:table-cell office:value-type="string" calcext:value-type="string">
            <text:p>15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EGO MARIN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FIN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GONH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GONHAS DO NORTE-MG</text:p>
          </table:table-cell>
          <table:table-cell office:value-type="currency" office:currency="BRL" office:value="552.86" calcext:value-type="currency">
            <text:p>R$ 552,86</text:p>
          </table:table-cell>
          <table:table-cell office:value-type="string" calcext:value-type="string">
            <text:p>2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GONHAS-MG</text:p>
          </table:table-cell>
          <table:table-cell office:value-type="currency" office:currency="BRL" office:value="544830.17" calcext:value-type="currency">
            <text:p>R$ 544.830,17</text:p>
          </table:table-cell>
          <table:table-cell office:value-type="string" calcext:value-type="string">
            <text:p>142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QUIS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SELHEIRO LAFAIE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SELHEIRO PENA-MG</text:p>
          </table:table-cell>
          <table:table-cell office:value-type="currency" office:currency="BRL" office:value="102099.21" calcext:value-type="currency">
            <text:p>R$ 102.099,21</text:p>
          </table:table-cell>
          <table:table-cell office:value-type="string" calcext:value-type="string">
            <text:p>3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SOLAC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NTAGE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QUEIRAL-MG</text:p>
          </table:table-cell>
          <table:table-cell office:value-type="currency" office:currency="BRL" office:value="5957.09" calcext:value-type="currency">
            <text:p>R$ 5.957,09</text:p>
          </table:table-cell>
          <table:table-cell office:value-type="string" calcext:value-type="string">
            <text:p>1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ACAO DE JESUS-MG</text:p>
          </table:table-cell>
          <table:table-cell office:value-type="currency" office:currency="BRL" office:value="121196.7" calcext:value-type="currency">
            <text:p>R$ 121.196,70</text:p>
          </table:table-cell>
          <table:table-cell office:value-type="string" calcext:value-type="string">
            <text:p>66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DISBURGO-MG</text:p>
          </table:table-cell>
          <table:table-cell office:value-type="currency" office:currency="BRL" office:value="1073.04" calcext:value-type="currency">
            <text:p>R$ 1.073,04</text:p>
          </table:table-cell>
          <table:table-cell office:value-type="string" calcext:value-type="string">
            <text:p>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DISLANDIA-MG</text:p>
          </table:table-cell>
          <table:table-cell office:value-type="currency" office:currency="BRL" office:value="11974.97" calcext:value-type="currency">
            <text:p>R$ 11.974,97</text:p>
          </table:table-cell>
          <table:table-cell office:value-type="string" calcext:value-type="string">
            <text:p>3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INTO-MG</text:p>
          </table:table-cell>
          <table:table-cell office:value-type="currency" office:currency="BRL" office:value="84099.51" calcext:value-type="currency">
            <text:p>R$ 84.099,51</text:p>
          </table:table-cell>
          <table:table-cell office:value-type="string" calcext:value-type="string">
            <text:p>36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OAC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OMANDE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ONEL FABRICIAN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ONEL MURTA-MG</text:p>
          </table:table-cell>
          <table:table-cell office:value-type="currency" office:currency="BRL" office:value="18629.45" calcext:value-type="currency">
            <text:p>R$ 18.629,45</text:p>
          </table:table-cell>
          <table:table-cell office:value-type="string" calcext:value-type="string">
            <text:p>16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ONEL PACHE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ONEL XAVIER CHAV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REGO DAN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REGO DO BOM JESU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REGO FUN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RREGO NOV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OUTO DE MAGALHAE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ISOLITA-MG</text:p>
          </table:table-cell>
          <table:table-cell office:value-type="currency" office:currency="BRL" office:value="27920.07" calcext:value-type="currency">
            <text:p>R$ 27.920,07</text:p>
          </table:table-cell>
          <table:table-cell office:value-type="string" calcext:value-type="string">
            <text:p>4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ISTA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ISTAL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ISTIANO OTON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ISTINA-MG</text:p>
          </table:table-cell>
          <table:table-cell office:value-type="currency" office:currency="BRL" office:value="51040.75" calcext:value-type="currency">
            <text:p>R$ 51.040,75</text:p>
          </table:table-cell>
          <table:table-cell office:value-type="string" calcext:value-type="string">
            <text:p>46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UCI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UZEIRO DA FORTALEZ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RUZIL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UPARAQU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URRAL DE DENT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CURVELO-MG</text:p>
          </table:table-cell>
          <table:table-cell office:value-type="currency" office:currency="BRL" office:value="333887.3" calcext:value-type="currency">
            <text:p>R$ 333.887,30</text:p>
          </table:table-cell>
          <table:table-cell office:value-type="string" calcext:value-type="string">
            <text:p>46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ATAS-MG</text:p>
          </table:table-cell>
          <table:table-cell office:value-type="currency" office:currency="BRL" office:value="4083.24" calcext:value-type="currency">
            <text:p>R$ 4.083,24</text:p>
          </table:table-cell>
          <table:table-cell office:value-type="string" calcext:value-type="string">
            <text:p>4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ELFIM MORE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ELF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EL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ESCOBER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ESTERRO DE ENTRE RIOS-MG</text:p>
          </table:table-cell>
          <table:table-cell office:value-type="currency" office:currency="BRL" office:value="13608.36" calcext:value-type="currency">
            <text:p>R$ 13.608,36</text:p>
          </table:table-cell>
          <table:table-cell office:value-type="string" calcext:value-type="string">
            <text:p>48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ESTERRO DO MEL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AMANTI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OGO DE VASCONCELOS-MG</text:p>
          </table:table-cell>
          <table:table-cell office:value-type="currency" office:currency="BRL" office:value="26023.1" calcext:value-type="currency">
            <text:p>R$ 26.023,10</text:p>
          </table:table-cell>
          <table:table-cell office:value-type="string" calcext:value-type="string">
            <text:p>34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ONISI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NESIA-MG</text:p>
          </table:table-cell>
          <table:table-cell office:value-type="currency" office:currency="BRL" office:value="215" calcext:value-type="currency">
            <text:p>R$ 215,00</text:p>
          </table:table-cell>
          <table:table-cell office:value-type="string" calcext:value-type="string">
            <text:p>0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NO DAS LARANJEIRAS-MG</text:p>
          </table:table-cell>
          <table:table-cell office:value-type="currency" office:currency="BRL" office:value="3529.95" calcext:value-type="currency">
            <text:p>R$ 3.529,95</text:p>
          </table:table-cell>
          <table:table-cell office:value-type="string" calcext:value-type="string">
            <text:p>8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N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NOLANDI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SA ALEGRE-MG</text:p>
          </table:table-cell>
          <table:table-cell office:value-type="currency" office:currency="BRL" office:value="43902.07" calcext:value-type="currency">
            <text:p>R$ 43.902,07</text:p>
          </table:table-cell>
          <table:table-cell office:value-type="string" calcext:value-type="string">
            <text:p>4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SA NOVA-MG</text:p>
          </table:table-cell>
          <table:table-cell office:value-type="currency" office:currency="BRL" office:value="37328.13" calcext:value-type="currency">
            <text:p>R$ 37.328,13</text:p>
          </table:table-cell>
          <table:table-cell office:value-type="string" calcext:value-type="string">
            <text:p>48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IVIS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M BOS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M CAVAT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M JOAQUIM-MG</text:p>
          </table:table-cell>
          <table:table-cell office:value-type="currency" office:currency="BRL" office:value="7357.85" calcext:value-type="currency">
            <text:p>R$ 7.357,85</text:p>
          </table:table-cell>
          <table:table-cell office:value-type="string" calcext:value-type="string">
            <text:p>14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M SILVERI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M VICOSO-MG</text:p>
          </table:table-cell>
          <table:table-cell office:value-type="currency" office:currency="BRL" office:value="18434.2" calcext:value-type="currency">
            <text:p>R$ 18.434,20</text:p>
          </table:table-cell>
          <table:table-cell office:value-type="string" calcext:value-type="string">
            <text:p>86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NA EUZEB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RES DE CAMP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RES DE GUANHA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RES DO INDA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RES DO TURV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RES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OURADOQU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DURANDE-MG</text:p>
          </table:table-cell>
          <table:table-cell office:value-type="currency" office:currency="BRL" office:value="875" calcext:value-type="currency">
            <text:p>R$ 875,00</text:p>
          </table:table-cell>
          <table:table-cell office:value-type="string" calcext:value-type="string">
            <text:p>1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LOI MENDES-MG</text:p>
          </table:table-cell>
          <table:table-cell office:value-type="currency" office:currency="BRL" office:value="84005.17" calcext:value-type="currency">
            <text:p>R$ 84.005,17</text:p>
          </table:table-cell>
          <table:table-cell office:value-type="string" calcext:value-type="string">
            <text:p>26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NGENHEIRO CALD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NGENHEIRO NAVARRO-MG</text:p>
          </table:table-cell>
          <table:table-cell office:value-type="currency" office:currency="BRL" office:value="700.1" calcext:value-type="currency">
            <text:p>R$ 700,10</text:p>
          </table:table-cell>
          <table:table-cell office:value-type="string" calcext:value-type="string">
            <text:p>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NTRE FOLH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NTRE RIO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RVAL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MERALD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PERA FELIZ-MG</text:p>
          </table:table-cell>
          <table:table-cell office:value-type="currency" office:currency="BRL" office:value="6660" calcext:value-type="currency">
            <text:p>R$ 6.660,00</text:p>
          </table:table-cell>
          <table:table-cell office:value-type="string" calcext:value-type="string">
            <text:p>3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PINOSA-MG</text:p>
          </table:table-cell>
          <table:table-cell office:value-type="currency" office:currency="BRL" office:value="73869.26" calcext:value-type="currency">
            <text:p>R$ 73.869,26</text:p>
          </table:table-cell>
          <table:table-cell office:value-type="string" calcext:value-type="string">
            <text:p>26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PIRITO SANTO DO DOURA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TIVA-MG</text:p>
          </table:table-cell>
          <table:table-cell office:value-type="currency" office:currency="BRL" office:value="34650.96" calcext:value-type="currency">
            <text:p>R$ 34.650,96</text:p>
          </table:table-cell>
          <table:table-cell office:value-type="string" calcext:value-type="string">
            <text:p>3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TRELA DAL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TRELA DO INDA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STRELA DO SU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UGENOPOLIS-MG</text:p>
          </table:table-cell>
          <table:table-cell office:value-type="currency" office:currency="BRL" office:value="16318.39" calcext:value-type="currency">
            <text:p>R$ 16.318,39</text:p>
          </table:table-cell>
          <table:table-cell office:value-type="string" calcext:value-type="string">
            <text:p>20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WBANK DA CAM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EXTREMA-MG</text:p>
          </table:table-cell>
          <table:table-cell office:value-type="currency" office:currency="BRL" office:value="317396.7" calcext:value-type="currency">
            <text:p>R$ 317.396,70</text:p>
          </table:table-cell>
          <table:table-cell office:value-type="string" calcext:value-type="string">
            <text:p>26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A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ARIA LEM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ELICIO DOS SANT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ELISBURG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ELIX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ERNANDES TOURIN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ERR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ERVEDOU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LORESTAL-MG</text:p>
          </table:table-cell>
          <table:table-cell office:value-type="currency" office:currency="BRL" office:value="14438.59" calcext:value-type="currency">
            <text:p>R$ 14.438,59</text:p>
          </table:table-cell>
          <table:table-cell office:value-type="string" calcext:value-type="string">
            <text:p>13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ORMI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ORMO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ORTALEZ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ORTUN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ANCISCO BADARO-MG</text:p>
          </table:table-cell>
          <table:table-cell office:value-type="currency" office:currency="BRL" office:value="4516.42" calcext:value-type="currency">
            <text:p>R$ 4.516,42</text:p>
          </table:table-cell>
          <table:table-cell office:value-type="string" calcext:value-type="string">
            <text:p>1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ANCISCO DUMONT-MG</text:p>
          </table:table-cell>
          <table:table-cell office:value-type="currency" office:currency="BRL" office:value="23385.88" calcext:value-type="currency">
            <text:p>R$ 23.385,88</text:p>
          </table:table-cell>
          <table:table-cell office:value-type="string" calcext:value-type="string">
            <text:p>40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ANCISCO SA-MG</text:p>
          </table:table-cell>
          <table:table-cell office:value-type="currency" office:currency="BRL" office:value="4561.74" calcext:value-type="currency">
            <text:p>R$ 4.561,74</text:p>
          </table:table-cell>
          <table:table-cell office:value-type="string" calcext:value-type="string">
            <text:p>2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ANCISCOPOLIS-MG</text:p>
          </table:table-cell>
          <table:table-cell office:value-type="currency" office:currency="BRL" office:value="1333.6" calcext:value-type="currency">
            <text:p>R$ 1.333,60</text:p>
          </table:table-cell>
          <table:table-cell office:value-type="string" calcext:value-type="string">
            <text:p>2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EI GASPAR-MG</text:p>
          </table:table-cell>
          <table:table-cell office:value-type="currency" office:currency="BRL" office:value="7553.84" calcext:value-type="currency">
            <text:p>R$ 7.553,84</text:p>
          </table:table-cell>
          <table:table-cell office:value-type="string" calcext:value-type="string">
            <text:p>12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EI INOCENCI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EI LAGONEGRO-MG</text:p>
          </table:table-cell>
          <table:table-cell office:value-type="currency" office:currency="BRL" office:value="5048.47" calcext:value-type="currency">
            <text:p>R$ 5.048,47</text:p>
          </table:table-cell>
          <table:table-cell office:value-type="string" calcext:value-type="string">
            <text:p>13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ONTEIRA DOS VAL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ONTEIRA-MG</text:p>
          </table:table-cell>
          <table:table-cell office:value-type="currency" office:currency="BRL" office:value="8342.5" calcext:value-type="currency">
            <text:p>R$ 8.342,50</text:p>
          </table:table-cell>
          <table:table-cell office:value-type="string" calcext:value-type="string">
            <text:p>4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UTA DE LEITE-MG</text:p>
          </table:table-cell>
          <table:table-cell office:value-type="currency" office:currency="BRL" office:value="25754.99" calcext:value-type="currency">
            <text:p>R$ 25.754,99</text:p>
          </table:table-cell>
          <table:table-cell office:value-type="string" calcext:value-type="string">
            <text:p>66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RUT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FUNILANDIA-MG</text:p>
          </table:table-cell>
          <table:table-cell office:value-type="currency" office:currency="BRL" office:value="752.8" calcext:value-type="currency">
            <text:p>R$ 752,80</text:p>
          </table:table-cell>
          <table:table-cell office:value-type="string" calcext:value-type="string">
            <text:p>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ALILE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AMELEIRAS-MG</text:p>
          </table:table-cell>
          <table:table-cell office:value-type="currency" office:currency="BRL" office:value="5000.75" calcext:value-type="currency">
            <text:p>R$ 5.000,75</text:p>
          </table:table-cell>
          <table:table-cell office:value-type="string" calcext:value-type="string">
            <text:p>7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LAUCILANDIA-MG</text:p>
          </table:table-cell>
          <table:table-cell office:value-type="currency" office:currency="BRL" office:value="1337.95" calcext:value-type="currency">
            <text:p>R$ 1.337,95</text:p>
          </table:table-cell>
          <table:table-cell office:value-type="string" calcext:value-type="string">
            <text:p>5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OIABE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OIA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ONCALV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ONZA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OUVE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OVERNADOR VALADAR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RAO MOGO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RUPI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NHAES-MG</text:p>
          </table:table-cell>
          <table:table-cell office:value-type="currency" office:currency="BRL" office:value="42197.86" calcext:value-type="currency">
            <text:p>R$ 42.197,86</text:p>
          </table:table-cell>
          <table:table-cell office:value-type="string" calcext:value-type="string">
            <text:p>13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P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RACIABA-MG</text:p>
          </table:table-cell>
          <table:table-cell office:value-type="currency" office:currency="BRL" office:value="19024.38" calcext:value-type="currency">
            <text:p>R$ 19.024,38</text:p>
          </table:table-cell>
          <table:table-cell office:value-type="string" calcext:value-type="string">
            <text:p>39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RACIAMA-MG</text:p>
          </table:table-cell>
          <table:table-cell office:value-type="currency" office:currency="BRL" office:value="6982.63" calcext:value-type="currency">
            <text:p>R$ 6.982,63</text:p>
          </table:table-cell>
          <table:table-cell office:value-type="string" calcext:value-type="string">
            <text:p>12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RANES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RANI-MG</text:p>
          </table:table-cell>
          <table:table-cell office:value-type="currency" office:currency="BRL" office:value="16811.5" calcext:value-type="currency">
            <text:p>R$ 16.811,50</text:p>
          </table:table-cell>
          <table:table-cell office:value-type="string" calcext:value-type="string">
            <text:p>17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RARA-MG</text:p>
          </table:table-cell>
          <table:table-cell office:value-type="currency" office:currency="BRL" office:value="5840.1" calcext:value-type="currency">
            <text:p>R$ 5.840,10</text:p>
          </table:table-cell>
          <table:table-cell office:value-type="string" calcext:value-type="string">
            <text:p>10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RDA-MOR-MG</text:p>
          </table:table-cell>
          <table:table-cell office:value-type="currency" office:currency="BRL" office:value="14630.5" calcext:value-type="currency">
            <text:p>R$ 14.630,50</text:p>
          </table:table-cell>
          <table:table-cell office:value-type="string" calcext:value-type="string">
            <text:p>16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AXUPE-MG</text:p>
          </table:table-cell>
          <table:table-cell office:value-type="currency" office:currency="BRL" office:value="19991.73" calcext:value-type="currency">
            <text:p>R$ 19.991,73</text:p>
          </table:table-cell>
          <table:table-cell office:value-type="string" calcext:value-type="string">
            <text:p>3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IDOV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IMARA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IRICE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GURINH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HELIODO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AP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ERTIOGA-MG</text:p>
          </table:table-cell>
          <table:table-cell office:value-type="currency" office:currency="BRL" office:value="26581.77" calcext:value-type="currency">
            <text:p>R$ 26.581,77</text:p>
          </table:table-cell>
          <table:table-cell office:value-type="string" calcext:value-type="string">
            <text:p>45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AI-MG</text:p>
          </table:table-cell>
          <table:table-cell office:value-type="currency" office:currency="BRL" office:value="26211.94" calcext:value-type="currency">
            <text:p>R$ 26.211,94</text:p>
          </table:table-cell>
          <table:table-cell office:value-type="string" calcext:value-type="string">
            <text:p>3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RACAT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RACI-MG</text:p>
          </table:table-cell>
          <table:table-cell office:value-type="currency" office:currency="BRL" office:value="15213.08" calcext:value-type="currency">
            <text:p>R$ 15.213,08</text:p>
          </table:table-cell>
          <table:table-cell office:value-type="string" calcext:value-type="string">
            <text:p>14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RI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TIUR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BITURUNA-MG</text:p>
          </table:table-cell>
          <table:table-cell office:value-type="currency" office:currency="BRL" office:value="9611.63" calcext:value-type="currency">
            <text:p>R$ 9.611,63</text:p>
          </table:table-cell>
          <table:table-cell office:value-type="string" calcext:value-type="string">
            <text:p>25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CARAI DE MINAS-MG</text:p>
          </table:table-cell>
          <table:table-cell office:value-type="currency" office:currency="BRL" office:value="1891.68" calcext:value-type="currency">
            <text:p>R$ 1.891,68</text:p>
          </table:table-cell>
          <table:table-cell office:value-type="string" calcext:value-type="string">
            <text:p>4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GARAP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GARATINGA-MG</text:p>
          </table:table-cell>
          <table:table-cell office:value-type="currency" office:currency="BRL" office:value="50977.04" calcext:value-type="currency">
            <text:p>R$ 50.977,04</text:p>
          </table:table-cell>
          <table:table-cell office:value-type="string" calcext:value-type="string">
            <text:p>40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GUATA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JAC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LICINE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MBE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CONFIDENTES-MG</text:p>
          </table:table-cell>
          <table:table-cell office:value-type="currency" office:currency="BRL" office:value="7357.67" calcext:value-type="currency">
            <text:p>R$ 7.357,67</text:p>
          </table:table-cell>
          <table:table-cell office:value-type="string" calcext:value-type="string">
            <text:p>1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DAIAB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DIA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G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HAPIM-MG</text:p>
          </table:table-cell>
          <table:table-cell office:value-type="currency" office:currency="BRL" office:value="5210.5" calcext:value-type="currency">
            <text:p>R$ 5.210,50</text:p>
          </table:table-cell>
          <table:table-cell office:value-type="string" calcext:value-type="string">
            <text:p>3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HAU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NIMUTABA-MG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string" calcext:value-type="string">
            <text:p>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PA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PANE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PA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PIACU-MG</text:p>
          </table:table-cell>
          <table:table-cell office:value-type="currency" office:currency="BRL" office:value="8439" calcext:value-type="currency">
            <text:p>R$ 8.439,00</text:p>
          </table:table-cell>
          <table:table-cell office:value-type="string" calcext:value-type="string">
            <text:p>13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PUIUNA-MG</text:p>
          </table:table-cell>
          <table:table-cell office:value-type="currency" office:currency="BRL" office:value="19889.6" calcext:value-type="currency">
            <text:p>R$ 19.889,60</text:p>
          </table:table-cell>
          <table:table-cell office:value-type="string" calcext:value-type="string">
            <text:p>22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RAI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B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BIR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BIRITO-MG</text:p>
          </table:table-cell>
          <table:table-cell office:value-type="currency" office:currency="BRL" office:value="240433.45" calcext:value-type="currency">
            <text:p>R$ 240.433,45</text:p>
          </table:table-cell>
          <table:table-cell office:value-type="string" calcext:value-type="string">
            <text:p>28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CAMB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CARAMBI-MG</text:p>
          </table:table-cell>
          <table:table-cell office:value-type="currency" office:currency="BRL" office:value="21742.71" calcext:value-type="currency">
            <text:p>R$ 21.742,71</text:p>
          </table:table-cell>
          <table:table-cell office:value-type="string" calcext:value-type="string">
            <text:p>6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GU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IPE-MG</text:p>
          </table:table-cell>
          <table:table-cell office:value-type="currency" office:currency="BRL" office:value="20988.65" calcext:value-type="currency">
            <text:p>R$ 20.988,65</text:p>
          </table:table-cell>
          <table:table-cell office:value-type="string" calcext:value-type="string">
            <text:p>1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JUBA-MG</text:p>
          </table:table-cell>
          <table:table-cell office:value-type="currency" office:currency="BRL" office:value="447.3" calcext:value-type="currency">
            <text:p>R$ 447,30</text:p>
          </table:table-cell>
          <table:table-cell office:value-type="string" calcext:value-type="string">
            <text:p>0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MARAND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MARATI DE MINAS-MG</text:p>
          </table:table-cell>
          <table:table-cell office:value-type="currency" office:currency="BRL" office:value="65825.24" calcext:value-type="currency">
            <text:p>R$ 65.825,24</text:p>
          </table:table-cell>
          <table:table-cell office:value-type="string" calcext:value-type="string">
            <text:p>107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MBACURI-MG</text:p>
          </table:table-cell>
          <table:table-cell office:value-type="currency" office:currency="BRL" office:value="72060" calcext:value-type="currency">
            <text:p>R$ 72.060,00</text:p>
          </table:table-cell>
          <table:table-cell office:value-type="string" calcext:value-type="string">
            <text:p>30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MBE DO MATO DENT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MOG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MO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NHANDU-MG</text:p>
          </table:table-cell>
          <table:table-cell office:value-type="currency" office:currency="BRL" office:value="48132.24" calcext:value-type="currency">
            <text:p>R$ 48.132,24</text:p>
          </table:table-cell>
          <table:table-cell office:value-type="string" calcext:value-type="string">
            <text:p>34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NHOMI-MG</text:p>
          </table:table-cell>
          <table:table-cell office:value-type="currency" office:currency="BRL" office:value="8675.1" calcext:value-type="currency">
            <text:p>R$ 8.675,10</text:p>
          </table:table-cell>
          <table:table-cell office:value-type="string" calcext:value-type="string">
            <text:p>5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OB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PAGIP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PECERICA-MG</text:p>
          </table:table-cell>
          <table:table-cell office:value-type="currency" office:currency="BRL" office:value="15792.95" calcext:value-type="currency">
            <text:p>R$ 15.792,95</text:p>
          </table:table-cell>
          <table:table-cell office:value-type="string" calcext:value-type="string">
            <text:p>18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PE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TIAIUC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U DE MINAS-MG</text:p>
          </table:table-cell>
          <table:table-cell office:value-type="currency" office:currency="BRL" office:value="11656.01" calcext:value-type="currency">
            <text:p>R$ 11.656,01</text:p>
          </table:table-cell>
          <table:table-cell office:value-type="string" calcext:value-type="string">
            <text:p>6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U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AVERA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UE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UIUTABA-MG</text:p>
          </table:table-cell>
          <table:table-cell office:value-type="currency" office:currency="BRL" office:value="457912.12" calcext:value-type="currency">
            <text:p>R$ 457.912,12</text:p>
          </table:table-cell>
          <table:table-cell office:value-type="string" calcext:value-type="string">
            <text:p>36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UMIR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URA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ITU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BOTICATUB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CIN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C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CU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GUARACU-MG</text:p>
          </table:table-cell>
          <table:table-cell office:value-type="currency" office:currency="BRL" office:value="14936.44" calcext:value-type="currency">
            <text:p>R$ 14.936,44</text:p>
          </table:table-cell>
          <table:table-cell office:value-type="string" calcext:value-type="string">
            <text:p>34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IBA-MG</text:p>
          </table:table-cell>
          <table:table-cell office:value-type="currency" office:currency="BRL" office:value="47363" calcext:value-type="currency">
            <text:p>R$ 47.363,00</text:p>
          </table:table-cell>
          <table:table-cell office:value-type="string" calcext:value-type="string">
            <text:p>13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MPRUC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NAUBA-MG</text:p>
          </table:table-cell>
          <table:table-cell office:value-type="currency" office:currency="BRL" office:value="9155.3" calcext:value-type="currency">
            <text:p>R$ 9.155,30</text:p>
          </table:table-cell>
          <table:table-cell office:value-type="string" calcext:value-type="string">
            <text:p>1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NUARIA-MG</text:p>
          </table:table-cell>
          <table:table-cell office:value-type="currency" office:currency="BRL" office:value="49076.51" calcext:value-type="currency">
            <text:p>R$ 49.076,51</text:p>
          </table:table-cell>
          <table:table-cell office:value-type="string" calcext:value-type="string">
            <text:p>7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PARAIBA-MG</text:p>
          </table:table-cell>
          <table:table-cell office:value-type="currency" office:currency="BRL" office:value="24735.56" calcext:value-type="currency">
            <text:p>R$ 24.735,56</text:p>
          </table:table-cell>
          <table:table-cell office:value-type="string" calcext:value-type="string">
            <text:p>35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APONVAR-MG</text:p>
          </table:table-cell>
          <table:table-cell office:value-type="currency" office:currency="BRL" office:value="4756" calcext:value-type="currency">
            <text:p>R$ 4.756,00</text:p>
          </table:table-cell>
          <table:table-cell office:value-type="string" calcext:value-type="string">
            <text:p>5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CEABA-MG</text:p>
          </table:table-cell>
          <table:table-cell office:value-type="currency" office:currency="BRL" office:value="897.3" calcext:value-type="currency">
            <text:p>R$ 897,30</text:p>
          </table:table-cell>
          <table:table-cell office:value-type="string" calcext:value-type="string">
            <text:p>0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NIPAPO DE MINAS-MG</text:p>
          </table:table-cell>
          <table:table-cell office:value-type="currency" office:currency="BRL" office:value="720.9" calcext:value-type="currency">
            <text:p>R$ 720,90</text:p>
          </table:table-cell>
          <table:table-cell office:value-type="string" calcext:value-type="string">
            <text:p>1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QUER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QUIT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QUIT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QUITINHO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ESUA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AIMA-MG</text:p>
          </table:table-cell>
          <table:table-cell office:value-type="currency" office:currency="BRL" office:value="57138.55" calcext:value-type="currency">
            <text:p>R$ 57.138,55</text:p>
          </table:table-cell>
          <table:table-cell office:value-type="string" calcext:value-type="string">
            <text:p>3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ANES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AO MONLEVADE-MG</text:p>
          </table:table-cell>
          <table:table-cell office:value-type="currency" office:currency="BRL" office:value="167625.8" calcext:value-type="currency">
            <text:p>R$ 167.625,80</text:p>
          </table:table-cell>
          <table:table-cell office:value-type="string" calcext:value-type="string">
            <text:p>28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AO PINHEI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AQUIM FELICIO-MG</text:p>
          </table:table-cell>
          <table:table-cell office:value-type="currency" office:currency="BRL" office:value="15682.36" calcext:value-type="currency">
            <text:p>R$ 15.682,36</text:p>
          </table:table-cell>
          <table:table-cell office:value-type="string" calcext:value-type="string">
            <text:p>24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RDANIA-MG</text:p>
          </table:table-cell>
          <table:table-cell office:value-type="currency" office:currency="BRL" office:value="28764.43" calcext:value-type="currency">
            <text:p>R$ 28.764,43</text:p>
          </table:table-cell>
          <table:table-cell office:value-type="string" calcext:value-type="string">
            <text:p>39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SE GONCALVE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SE RAYDAN-MG</text:p>
          </table:table-cell>
          <table:table-cell office:value-type="currency" office:currency="BRL" office:value="15904.8" calcext:value-type="currency">
            <text:p>R$ 15.904,80</text:p>
          </table:table-cell>
          <table:table-cell office:value-type="string" calcext:value-type="string">
            <text:p>34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OSENOPOLIS-MG</text:p>
          </table:table-cell>
          <table:table-cell office:value-type="currency" office:currency="BRL" office:value="16724.41" calcext:value-type="currency">
            <text:p>R$ 16.724,41</text:p>
          </table:table-cell>
          <table:table-cell office:value-type="string" calcext:value-type="string">
            <text:p>32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UATU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UIZ DE FO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URAMEN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URUA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JUVENIL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DA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AMAR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OA DA PR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OA DOS PAT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OA DOURADA-MG</text:p>
          </table:table-cell>
          <table:table-cell office:value-type="currency" office:currency="BRL" office:value="161056.16" calcext:value-type="currency">
            <text:p>R$ 161.056,16</text:p>
          </table:table-cell>
          <table:table-cell office:value-type="string" calcext:value-type="string">
            <text:p>80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OA FORMOSA-MG</text:p>
          </table:table-cell>
          <table:table-cell office:value-type="currency" office:currency="BRL" office:value="12126.84" calcext:value-type="currency">
            <text:p>R$ 12.126,84</text:p>
          </table:table-cell>
          <table:table-cell office:value-type="string" calcext:value-type="string">
            <text:p>5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OA GRANDE-MG</text:p>
          </table:table-cell>
          <table:table-cell office:value-type="currency" office:currency="BRL" office:value="35477.34" calcext:value-type="currency">
            <text:p>R$ 35.477,34</text:p>
          </table:table-cell>
          <table:table-cell office:value-type="string" calcext:value-type="string">
            <text:p>29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GOA SANTA-MG</text:p>
          </table:table-cell>
          <table:table-cell office:value-type="currency" office:currency="BRL" office:value="139957.84" calcext:value-type="currency">
            <text:p>R$ 139.957,84</text:p>
          </table:table-cell>
          <table:table-cell office:value-type="string" calcext:value-type="string">
            <text:p>14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JINHA-MG</text:p>
          </table:table-cell>
          <table:table-cell office:value-type="currency" office:currency="BRL" office:value="85871" calcext:value-type="currency">
            <text:p>R$ 85.871,00</text:p>
          </table:table-cell>
          <table:table-cell office:value-type="string" calcext:value-type="string">
            <text:p>42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MBAR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MIM-MG</text:p>
          </table:table-cell>
          <table:table-cell office:value-type="currency" office:currency="BRL" office:value="6180" calcext:value-type="currency">
            <text:p>R$ 6.180,00</text:p>
          </table:table-cell>
          <table:table-cell office:value-type="string" calcext:value-type="string">
            <text:p>34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RANJAL-MG</text:p>
          </table:table-cell>
          <table:table-cell office:value-type="currency" office:currency="BRL" office:value="8862.9" calcext:value-type="currency">
            <text:p>R$ 8.862,90</text:p>
          </table:table-cell>
          <table:table-cell office:value-type="string" calcext:value-type="string">
            <text:p>11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SSANC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AVRAS-MG</text:p>
          </table:table-cell>
          <table:table-cell office:value-type="currency" office:currency="BRL" office:value="29228" calcext:value-type="currency">
            <text:p>R$ 29.228,00</text:p>
          </table:table-cell>
          <table:table-cell office:value-type="string" calcext:value-type="string">
            <text:p>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EANDRO FERREIRA-MG</text:p>
          </table:table-cell>
          <table:table-cell office:value-type="currency" office:currency="BRL" office:value="6072.15" calcext:value-type="currency">
            <text:p>R$ 6.072,15</text:p>
          </table:table-cell>
          <table:table-cell office:value-type="string" calcext:value-type="string">
            <text:p>29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EME DO PRADO-MG</text:p>
          </table:table-cell>
          <table:table-cell office:value-type="currency" office:currency="BRL" office:value="2394" calcext:value-type="currency">
            <text:p>R$ 2.394,00</text:p>
          </table:table-cell>
          <table:table-cell office:value-type="string" calcext:value-type="string">
            <text:p>3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EOPOLDINA-MG</text:p>
          </table:table-cell>
          <table:table-cell office:value-type="currency" office:currency="BRL" office:value="19920" calcext:value-type="currency">
            <text:p>R$ 19.920,00</text:p>
          </table:table-cell>
          <table:table-cell office:value-type="string" calcext:value-type="string">
            <text:p>3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IBERDA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IMA DUAR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IMEIRA DO OES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ONTRA-MG</text:p>
          </table:table-cell>
          <table:table-cell office:value-type="currency" office:currency="BRL" office:value="3265.3" calcext:value-type="currency">
            <text:p>R$ 3.265,30</text:p>
          </table:table-cell>
          <table:table-cell office:value-type="string" calcext:value-type="string">
            <text:p>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UISBURG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UIS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UMINARI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LUZ-MG</text:p>
          </table:table-cell>
          <table:table-cell office:value-type="currency" office:currency="BRL" office:value="9200" calcext:value-type="currency">
            <text:p>R$ 9.200,00</text:p>
          </table:table-cell>
          <table:table-cell office:value-type="string" calcext:value-type="string">
            <text:p>5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CHACA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CHA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DRE DE DEU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LACACHE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MO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NGA-MG</text:p>
          </table:table-cell>
          <table:table-cell office:value-type="currency" office:currency="BRL" office:value="1389.55" calcext:value-type="currency">
            <text:p>R$ 1.389,55</text:p>
          </table:table-cell>
          <table:table-cell office:value-type="string" calcext:value-type="string">
            <text:p>0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NHUAC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NHUMIRI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NTENA-MG</text:p>
          </table:table-cell>
          <table:table-cell office:value-type="currency" office:currency="BRL" office:value="88017.29" calcext:value-type="currency">
            <text:p>R$ 88.017,29</text:p>
          </table:table-cell>
          <table:table-cell office:value-type="string" calcext:value-type="string">
            <text:p>26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 DE ESPA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AVILH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IA DA FE-MG</text:p>
          </table:table-cell>
          <table:table-cell office:value-type="currency" office:currency="BRL" office:value="44136.72" calcext:value-type="currency">
            <text:p>R$ 44.136,72</text:p>
          </table:table-cell>
          <table:table-cell office:value-type="string" calcext:value-type="string">
            <text:p>23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IANA-MG</text:p>
          </table:table-cell>
          <table:table-cell office:value-type="currency" office:currency="BRL" office:value="86514.26" calcext:value-type="currency">
            <text:p>R$ 86.514,26</text:p>
          </table:table-cell>
          <table:table-cell office:value-type="string" calcext:value-type="string">
            <text:p>11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ILAC-MG</text:p>
          </table:table-cell>
          <table:table-cell office:value-type="currency" office:currency="BRL" office:value="41256.2" calcext:value-type="currency">
            <text:p>R$ 41.256,20</text:p>
          </table:table-cell>
          <table:table-cell office:value-type="string" calcext:value-type="string">
            <text:p>52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IO CAMPOS-MG</text:p>
          </table:table-cell>
          <table:table-cell office:value-type="currency" office:currency="BRL" office:value="56464.01" calcext:value-type="currency">
            <text:p>R$ 56.464,01</text:p>
          </table:table-cell>
          <table:table-cell office:value-type="string" calcext:value-type="string">
            <text:p>38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IP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LIER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MEL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TINHO CAMP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RTINS SOAR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A VER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ERLANDIA-MG</text:p>
          </table:table-cell>
          <table:table-cell office:value-type="currency" office:currency="BRL" office:value="14664.28" calcext:value-type="currency">
            <text:p>R$ 14.664,28</text:p>
          </table:table-cell>
          <table:table-cell office:value-type="string" calcext:value-type="string">
            <text:p>26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EUS LEME-MG</text:p>
          </table:table-cell>
          <table:table-cell office:value-type="currency" office:currency="BRL" office:value="206156.39" calcext:value-type="currency">
            <text:p>R$ 206.156,39</text:p>
          </table:table-cell>
          <table:table-cell office:value-type="string" calcext:value-type="string">
            <text:p>5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HIAS LOBA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IAS BARBOS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IAS CARDO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IP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O VER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OZINH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ATUTI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EDEIROS-MG</text:p>
          </table:table-cell>
          <table:table-cell office:value-type="currency" office:currency="BRL" office:value="10537.97" calcext:value-type="currency">
            <text:p>R$ 10.537,97</text:p>
          </table:table-cell>
          <table:table-cell office:value-type="string" calcext:value-type="string">
            <text:p>13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EDINA-MG</text:p>
          </table:table-cell>
          <table:table-cell office:value-type="currency" office:currency="BRL" office:value="47530" calcext:value-type="currency">
            <text:p>R$ 47.530,00</text:p>
          </table:table-cell>
          <table:table-cell office:value-type="string" calcext:value-type="string">
            <text:p>3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ENDES PIMENTE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ERCES-MG</text:p>
          </table:table-cell>
          <table:table-cell office:value-type="currency" office:currency="BRL" office:value="46.35" calcext:value-type="currency">
            <text:p>R$ 46,35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ESQUI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INAS NOVAS-MG</text:p>
          </table:table-cell>
          <table:table-cell office:value-type="currency" office:currency="BRL" office:value="833.4" calcext:value-type="currency">
            <text:p>R$ 833,40</text:p>
          </table:table-cell>
          <table:table-cell office:value-type="string" calcext:value-type="string">
            <text:p>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INDUR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IRABEL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IRADOU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IRAI-MG</text:p>
          </table:table-cell>
          <table:table-cell office:value-type="currency" office:currency="BRL" office:value="9878.35" calcext:value-type="currency">
            <text:p>R$ 9.878,35</text:p>
          </table:table-cell>
          <table:table-cell office:value-type="string" calcext:value-type="string">
            <text:p>9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IRAVA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ED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EMA-MG</text:p>
          </table:table-cell>
          <table:table-cell office:value-type="currency" office:currency="BRL" office:value="45951.55" calcext:value-type="currency">
            <text:p>R$ 45.951,55</text:p>
          </table:table-cell>
          <table:table-cell office:value-type="string" calcext:value-type="string">
            <text:p>58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JOLOS-MG</text:p>
          </table:table-cell>
          <table:table-cell office:value-type="currency" office:currency="BRL" office:value="438.88" calcext:value-type="currency">
            <text:p>R$ 438,88</text:p>
          </table:table-cell>
          <table:table-cell office:value-type="string" calcext:value-type="string">
            <text:p>2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SENHOR PAUL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ALVA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ALEGRE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AZUL-MG</text:p>
          </table:table-cell>
          <table:table-cell office:value-type="currency" office:currency="BRL" office:value="2437.53" calcext:value-type="currency">
            <text:p>R$ 2.437,53</text:p>
          </table:table-cell>
          <table:table-cell office:value-type="string" calcext:value-type="string">
            <text:p>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BEL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CARMEL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FORMO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SANTO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 SIAO-MG</text:p>
          </table:table-cell>
          <table:table-cell office:value-type="currency" office:currency="BRL" office:value="388228.74" calcext:value-type="currency">
            <text:p>R$ 388.228,74</text:p>
          </table:table-cell>
          <table:table-cell office:value-type="string" calcext:value-type="string">
            <text:p>112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S CLAROS-MG</text:p>
          </table:table-cell>
          <table:table-cell office:value-type="currency" office:currency="BRL" office:value="1221371.29" calcext:value-type="currency">
            <text:p>R$ 1.221.371,29</text:p>
          </table:table-cell>
          <table:table-cell office:value-type="string" calcext:value-type="string">
            <text:p>39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NTEZUMA-MG</text:p>
          </table:table-cell>
          <table:table-cell office:value-type="currency" office:currency="BRL" office:value="3330.03" calcext:value-type="currency">
            <text:p>R$ 3.330,03</text:p>
          </table:table-cell>
          <table:table-cell office:value-type="string" calcext:value-type="string">
            <text:p>4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RADA NOV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RRO DA GARC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ORRO DO PILAR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UNHOZ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URIA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UTU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MUZAMBINHO-MG</text:p>
          </table:table-cell>
          <table:table-cell office:value-type="currency" office:currency="BRL" office:value="47482.28" calcext:value-type="currency">
            <text:p>R$ 47.482,28</text:p>
          </table:table-cell>
          <table:table-cell office:value-type="string" calcext:value-type="string">
            <text:p>22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ACIP RAYDAN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ANUQU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AQUE-MG</text:p>
          </table:table-cell>
          <table:table-cell office:value-type="currency" office:currency="BRL" office:value="40404.1" calcext:value-type="currency">
            <text:p>R$ 40.404,10</text:p>
          </table:table-cell>
          <table:table-cell office:value-type="string" calcext:value-type="string">
            <text:p>45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ATA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ATERC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AZAREN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EPOMUCEN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INHE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BELE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E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LI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MODICA-MG</text:p>
          </table:table-cell>
          <table:table-cell office:value-type="currency" office:currency="BRL" office:value="31098.75" calcext:value-type="currency">
            <text:p>R$ 31.098,75</text:p>
          </table:table-cell>
          <table:table-cell office:value-type="string" calcext:value-type="string">
            <text:p>65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PO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PORTEIRINHA-MG</text:p>
          </table:table-cell>
          <table:table-cell office:value-type="currency" office:currency="BRL" office:value="330" calcext:value-type="currency">
            <text:p>R$ 330,00</text:p>
          </table:table-cell>
          <table:table-cell office:value-type="string" calcext:value-type="string">
            <text:p>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RESEN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SERRANA-MG</text:p>
          </table:table-cell>
          <table:table-cell office:value-type="currency" office:currency="BRL" office:value="670695.79" calcext:value-type="currency">
            <text:p>R$ 670.695,79</text:p>
          </table:table-cell>
          <table:table-cell office:value-type="string" calcext:value-type="string">
            <text:p>4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A UNI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O CRUZEI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O ORIENTE DE MINAS-MG</text:p>
          </table:table-cell>
          <table:table-cell office:value-type="currency" office:currency="BRL" office:value="33628.81" calcext:value-type="currency">
            <text:p>R$ 33.628,81</text:p>
          </table:table-cell>
          <table:table-cell office:value-type="string" calcext:value-type="string">
            <text:p>3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NOVORIZO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LAR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LHOS-DAGU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LIMPIO NORO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LIVEIRA FORTES-MG</text:p>
          </table:table-cell>
          <table:table-cell office:value-type="currency" office:currency="BRL" office:value="8506.5" calcext:value-type="currency">
            <text:p>R$ 8.506,50</text:p>
          </table:table-cell>
          <table:table-cell office:value-type="string" calcext:value-type="string">
            <text:p>31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LIVE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NCA DE PITANGUI-MG</text:p>
          </table:table-cell>
          <table:table-cell office:value-type="currency" office:currency="BRL" office:value="6862.92" calcext:value-type="currency">
            <text:p>R$ 6.862,92</text:p>
          </table:table-cell>
          <table:table-cell office:value-type="string" calcext:value-type="string">
            <text:p>27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RATORIOS-MG</text:p>
          </table:table-cell>
          <table:table-cell office:value-type="currency" office:currency="BRL" office:value="7638.65" calcext:value-type="currency">
            <text:p>R$ 7.638,65</text:p>
          </table:table-cell>
          <table:table-cell office:value-type="string" calcext:value-type="string">
            <text:p>8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RIZA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URO BRAN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URO FINO-MG</text:p>
          </table:table-cell>
          <table:table-cell office:value-type="currency" office:currency="BRL" office:value="5034.98" calcext:value-type="currency">
            <text:p>R$ 5.034,98</text:p>
          </table:table-cell>
          <table:table-cell office:value-type="string" calcext:value-type="string">
            <text:p>2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URO PRE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OURO VERDE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DRE CARVAL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DRE PARAI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I PEDRO-MG</text:p>
          </table:table-cell>
          <table:table-cell office:value-type="currency" office:currency="BRL" office:value="2132.36" calcext:value-type="currency">
            <text:p>R$ 2.132,36</text:p>
          </table:table-cell>
          <table:table-cell office:value-type="string" calcext:value-type="string">
            <text:p>2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INEIR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IN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I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L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LM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PAGAIOS-MG</text:p>
          </table:table-cell>
          <table:table-cell office:value-type="currency" office:currency="BRL" office:value="5765.7" calcext:value-type="currency">
            <text:p>R$ 5.765,70</text:p>
          </table:table-cell>
          <table:table-cell office:value-type="string" calcext:value-type="string">
            <text:p>3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RA DE MINAS-MG</text:p>
          </table:table-cell>
          <table:table-cell office:value-type="currency" office:currency="BRL" office:value="331015.9" calcext:value-type="currency">
            <text:p>R$ 331.015,90</text:p>
          </table:table-cell>
          <table:table-cell office:value-type="string" calcext:value-type="string">
            <text:p>3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RACATU-MG</text:p>
          </table:table-cell>
          <table:table-cell office:value-type="currency" office:currency="BRL" office:value="794959.5" calcext:value-type="currency">
            <text:p>R$ 794.959,50</text:p>
          </table:table-cell>
          <table:table-cell office:value-type="string" calcext:value-type="string">
            <text:p>8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RAGUAC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RAISOPOLIS-MG</text:p>
          </table:table-cell>
          <table:table-cell office:value-type="currency" office:currency="BRL" office:value="18687.5" calcext:value-type="currency">
            <text:p>R$ 18.687,50</text:p>
          </table:table-cell>
          <table:table-cell office:value-type="string" calcext:value-type="string">
            <text:p>11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RAOPE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SSA QUATRO-MG</text:p>
          </table:table-cell>
          <table:table-cell office:value-type="currency" office:currency="BRL" office:value="19109.9" calcext:value-type="currency">
            <text:p>R$ 19.109,90</text:p>
          </table:table-cell>
          <table:table-cell office:value-type="string" calcext:value-type="string">
            <text:p>23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SSA TEMPO-MG</text:p>
          </table:table-cell>
          <table:table-cell office:value-type="currency" office:currency="BRL" office:value="29254.08" calcext:value-type="currency">
            <text:p>R$ 29.254,08</text:p>
          </table:table-cell>
          <table:table-cell office:value-type="string" calcext:value-type="string">
            <text:p>4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SSA VI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SSABE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SSOS-MG</text:p>
          </table:table-cell>
          <table:table-cell office:value-type="currency" office:currency="BRL" office:value="289204.33" calcext:value-type="currency">
            <text:p>R$ 289.204,33</text:p>
          </table:table-cell>
          <table:table-cell office:value-type="string" calcext:value-type="string">
            <text:p>27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TIS-MG</text:p>
          </table:table-cell>
          <table:table-cell office:value-type="currency" office:currency="BRL" office:value="35609.7" calcext:value-type="currency">
            <text:p>R$ 35.609,70</text:p>
          </table:table-cell>
          <table:table-cell office:value-type="string" calcext:value-type="string">
            <text:p>52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TO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TROCINIO DO MURIA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TROCINIO-MG</text:p>
          </table:table-cell>
          <table:table-cell office:value-type="currency" office:currency="BRL" office:value="44603.36" calcext:value-type="currency">
            <text:p>R$ 44.603,36</text:p>
          </table:table-cell>
          <table:table-cell office:value-type="string" calcext:value-type="string">
            <text:p>4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ULA CANDI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ULIST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AV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CANHA-MG</text:p>
          </table:table-cell>
          <table:table-cell office:value-type="currency" office:currency="BRL" office:value="48128.55" calcext:value-type="currency">
            <text:p>R$ 48.128,55</text:p>
          </table:table-cell>
          <table:table-cell office:value-type="string" calcext:value-type="string">
            <text:p>46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 AZU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 BONITA-MG</text:p>
          </table:table-cell>
          <table:table-cell office:value-type="currency" office:currency="BRL" office:value="37282.35" calcext:value-type="currency">
            <text:p>R$ 37.282,35</text:p>
          </table:table-cell>
          <table:table-cell office:value-type="string" calcext:value-type="string">
            <text:p>39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 DO AN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 DO INDAIA-MG</text:p>
          </table:table-cell>
          <table:table-cell office:value-type="currency" office:currency="BRL" office:value="1397.2" calcext:value-type="currency">
            <text:p>R$ 1.397,20</text:p>
          </table:table-cell>
          <table:table-cell office:value-type="string" calcext:value-type="string">
            <text:p>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 DOURADA-MG</text:p>
          </table:table-cell>
          <table:table-cell office:value-type="currency" office:currency="BRL" office:value="57214.87" calcext:value-type="currency">
            <text:p>R$ 57.214,87</text:p>
          </table:table-cell>
          <table:table-cell office:value-type="string" calcext:value-type="string">
            <text:p>138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L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AS DE MARIA DA CRUZ-MG</text:p>
          </table:table-cell>
          <table:table-cell office:value-type="currency" office:currency="BRL" office:value="6361.53" calcext:value-type="currency">
            <text:p>R$ 6.361,53</text:p>
          </table:table-cell>
          <table:table-cell office:value-type="string" calcext:value-type="string">
            <text:p>6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O LEOPOL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DRO TEIXEIRA-MG</text:p>
          </table:table-cell>
          <table:table-cell office:value-type="currency" office:currency="BRL" office:value="82.5" calcext:value-type="currency">
            <text:p>R$ 82,50</text:p>
          </table:table-cell>
          <table:table-cell office:value-type="string" calcext:value-type="string">
            <text:p>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QUERI-MG</text:p>
          </table:table-cell>
          <table:table-cell office:value-type="currency" office:currency="BRL" office:value="28997.81" calcext:value-type="currency">
            <text:p>R$ 28.997,81</text:p>
          </table:table-cell>
          <table:table-cell office:value-type="string" calcext:value-type="string">
            <text:p>50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Q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RDIGAO-MG</text:p>
          </table:table-cell>
          <table:table-cell office:value-type="currency" office:currency="BRL" office:value="17601.76" calcext:value-type="currency">
            <text:p>R$ 17.601,76</text:p>
          </table:table-cell>
          <table:table-cell office:value-type="string" calcext:value-type="string">
            <text:p>9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RDIZES-MG</text:p>
          </table:table-cell>
          <table:table-cell office:value-type="currency" office:currency="BRL" office:value="117444.62" calcext:value-type="currency">
            <text:p>R$ 117.444,62</text:p>
          </table:table-cell>
          <table:table-cell office:value-type="string" calcext:value-type="string">
            <text:p>46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RDOES-MG</text:p>
          </table:table-cell>
          <table:table-cell office:value-type="currency" office:currency="BRL" office:value="90788.95" calcext:value-type="currency">
            <text:p>R$ 90.788,95</text:p>
          </table:table-cell>
          <table:table-cell office:value-type="string" calcext:value-type="string">
            <text:p>43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RIQUI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ESCADOR-MG</text:p>
          </table:table-cell>
          <table:table-cell office:value-type="currency" office:currency="BRL" office:value="6152" calcext:value-type="currency">
            <text:p>R$ 6.152,00</text:p>
          </table:table-cell>
          <table:table-cell office:value-type="string" calcext:value-type="string">
            <text:p>19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A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EDADE DE CARA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EDADE DE PONTE NOV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EDADE DO RIO GRAN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EDADE DOS GERA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MEN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NGO DAGUA-MG</text:p>
          </table:table-cell>
          <table:table-cell office:value-type="currency" office:currency="BRL" office:value="24609.1" calcext:value-type="currency">
            <text:p>R$ 24.609,10</text:p>
          </table:table-cell>
          <table:table-cell office:value-type="string" calcext:value-type="string">
            <text:p>36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NT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CE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JU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NGUC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NGUIN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PETINGA-MG</text:p>
          </table:table-cell>
          <table:table-cell office:value-type="currency" office:currency="BRL" office:value="10572.81" calcext:value-type="currency">
            <text:p>R$ 10.572,81</text:p>
          </table:table-cell>
          <table:table-cell office:value-type="string" calcext:value-type="string">
            <text:p>7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PORA-MG</text:p>
          </table:table-cell>
          <table:table-cell office:value-type="currency" office:currency="BRL" office:value="439545.14" calcext:value-type="currency">
            <text:p>R$ 439.545,14</text:p>
          </table:table-cell>
          <table:table-cell office:value-type="string" calcext:value-type="string">
            <text:p>6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RAUBA-MG</text:p>
          </table:table-cell>
          <table:table-cell office:value-type="currency" office:currency="BRL" office:value="43129.97" calcext:value-type="currency">
            <text:p>R$ 43.129,97</text:p>
          </table:table-cell>
          <table:table-cell office:value-type="string" calcext:value-type="string">
            <text:p>37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TANG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IUMHI-MG</text:p>
          </table:table-cell>
          <table:table-cell office:value-type="currency" office:currency="BRL" office:value="13295.97" calcext:value-type="currency">
            <text:p>R$ 13.295,97</text:p>
          </table:table-cell>
          <table:table-cell office:value-type="string" calcext:value-type="string">
            <text:p>3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LANU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CO FUN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COS DE CALD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CRAN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MPEU-MG</text:p>
          </table:table-cell>
          <table:table-cell office:value-type="currency" office:currency="BRL" office:value="11607.41" calcext:value-type="currency">
            <text:p>R$ 11.607,41</text:p>
          </table:table-cell>
          <table:table-cell office:value-type="string" calcext:value-type="string">
            <text:p>2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NTE NOVA-MG</text:p>
          </table:table-cell>
          <table:table-cell office:value-type="currency" office:currency="BRL" office:value="1726.07" calcext:value-type="currency">
            <text:p>R$ 1.726,07</text:p>
          </table:table-cell>
          <table:table-cell office:value-type="string" calcext:value-type="string">
            <text:p>0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NTO CHIQU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NTO DOS VOLANT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RTEIRINHA-MG</text:p>
          </table:table-cell>
          <table:table-cell office:value-type="currency" office:currency="BRL" office:value="109000" calcext:value-type="currency">
            <text:p>R$ 109.000,00</text:p>
          </table:table-cell>
          <table:table-cell office:value-type="string" calcext:value-type="string">
            <text:p>27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RTO FIRM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USO ALEGRE-MG</text:p>
          </table:table-cell>
          <table:table-cell office:value-type="currency" office:currency="BRL" office:value="9648.48" calcext:value-type="currency">
            <text:p>R$ 9.648,48</text:p>
          </table:table-cell>
          <table:table-cell office:value-type="string" calcext:value-type="string">
            <text:p>0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OUSO ALTO-MG</text:p>
          </table:table-cell>
          <table:table-cell office:value-type="currency" office:currency="BRL" office:value="21729.8" calcext:value-type="currency">
            <text:p>R$ 21.729,80</text:p>
          </table:table-cell>
          <table:table-cell office:value-type="string" calcext:value-type="string">
            <text:p>32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AD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ATA-MG</text:p>
          </table:table-cell>
          <table:table-cell office:value-type="currency" office:currency="BRL" office:value="17377.16" calcext:value-type="currency">
            <text:p>R$ 17.377,16</text:p>
          </table:table-cell>
          <table:table-cell office:value-type="string" calcext:value-type="string">
            <text:p>7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ATA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AT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ESIDENTE BERNARDES-MG</text:p>
          </table:table-cell>
          <table:table-cell office:value-type="currency" office:currency="BRL" office:value="8799.51" calcext:value-type="currency">
            <text:p>R$ 8.799,51</text:p>
          </table:table-cell>
          <table:table-cell office:value-type="string" calcext:value-type="string">
            <text:p>27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ESIDENTE JUSCELINO-MG</text:p>
          </table:table-cell>
          <table:table-cell office:value-type="currency" office:currency="BRL" office:value="10847.69" calcext:value-type="currency">
            <text:p>R$ 10.847,69</text:p>
          </table:table-cell>
          <table:table-cell office:value-type="string" calcext:value-type="string">
            <text:p>25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ESIDENTE KUBITSCHEK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ESIDENTE OLEGARIO-MG</text:p>
          </table:table-cell>
          <table:table-cell office:value-type="currency" office:currency="BRL" office:value="48728.01" calcext:value-type="currency">
            <text:p>R$ 48.728,01</text:p>
          </table:table-cell>
          <table:table-cell office:value-type="string" calcext:value-type="string">
            <text:p>18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PRUDENTE DE MORA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QUARTEL GER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QUELUZI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APOS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AUL SOARES-MG</text:p>
          </table:table-cell>
          <table:table-cell office:value-type="currency" office:currency="BRL" office:value="6557.5" calcext:value-type="currency">
            <text:p>R$ 6.557,50</text:p>
          </table:table-cell>
          <table:table-cell office:value-type="string" calcext:value-type="string">
            <text:p>3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ECREIO-MG</text:p>
          </table:table-cell>
          <table:table-cell office:value-type="currency" office:currency="BRL" office:value="31260.6" calcext:value-type="currency">
            <text:p>R$ 31.260,60</text:p>
          </table:table-cell>
          <table:table-cell office:value-type="string" calcext:value-type="string">
            <text:p>25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EDUTO-MG</text:p>
          </table:table-cell>
          <table:table-cell office:value-type="currency" office:currency="BRL" office:value="8256.5" calcext:value-type="currency">
            <text:p>R$ 8.256,50</text:p>
          </table:table-cell>
          <table:table-cell office:value-type="string" calcext:value-type="string">
            <text:p>12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ESENDE COSTA-MG</text:p>
          </table:table-cell>
          <table:table-cell office:value-type="currency" office:currency="BRL" office:value="37373.19" calcext:value-type="currency">
            <text:p>R$ 37.373,19</text:p>
          </table:table-cell>
          <table:table-cell office:value-type="string" calcext:value-type="string">
            <text:p>3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ESPLENDOR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ESSAQU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ACHINHO-MG</text:p>
          </table:table-cell>
          <table:table-cell office:value-type="currency" office:currency="BRL" office:value="25783.66" calcext:value-type="currency">
            <text:p>R$ 25.783,66</text:p>
          </table:table-cell>
          <table:table-cell office:value-type="string" calcext:value-type="string">
            <text:p>32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ACHO DOS MACHAD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BEIRAO DAS NEVES-MG</text:p>
          </table:table-cell>
          <table:table-cell office:value-type="currency" office:currency="BRL" office:value="3026.1" calcext:value-type="currency">
            <text:p>R$ 3.026,10</text:p>
          </table:table-cell>
          <table:table-cell office:value-type="string" calcext:value-type="string">
            <text:p>0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BEIRAO VERMEL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ACIMA-MG</text:p>
          </table:table-cell>
          <table:table-cell office:value-type="currency" office:currency="BRL" office:value="105269.2" calcext:value-type="currency">
            <text:p>R$ 105.269,20</text:p>
          </table:table-cell>
          <table:table-cell office:value-type="string" calcext:value-type="string">
            <text:p>66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CASCA-MG</text:p>
          </table:table-cell>
          <table:table-cell office:value-type="currency" office:currency="BRL" office:value="175309.8" calcext:value-type="currency">
            <text:p>R$ 175.309,80</text:p>
          </table:table-cell>
          <table:table-cell office:value-type="string" calcext:value-type="string">
            <text:p>7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DO PRA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DOC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ESPE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MAN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NOV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PARANA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PARDO DE MINAS-MG</text:p>
          </table:table-cell>
          <table:table-cell office:value-type="currency" office:currency="BRL" office:value="75739.47" calcext:value-type="currency">
            <text:p>R$ 75.739,47</text:p>
          </table:table-cell>
          <table:table-cell office:value-type="string" calcext:value-type="string">
            <text:p>27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PIRACICABA-MG</text:p>
          </table:table-cell>
          <table:table-cell office:value-type="currency" office:currency="BRL" office:value="4018.6" calcext:value-type="currency">
            <text:p>R$ 4.018,60</text:p>
          </table:table-cell>
          <table:table-cell office:value-type="string" calcext:value-type="string">
            <text:p>2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POMBA-MG</text:p>
          </table:table-cell>
          <table:table-cell office:value-type="currency" office:currency="BRL" office:value="63548.21" calcext:value-type="currency">
            <text:p>R$ 63.548,21</text:p>
          </table:table-cell>
          <table:table-cell office:value-type="string" calcext:value-type="string">
            <text:p>54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PRE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O VERMELHO-MG</text:p>
          </table:table-cell>
          <table:table-cell office:value-type="currency" office:currency="BRL" office:value="407.8" calcext:value-type="currency">
            <text:p>R$ 407,80</text:p>
          </table:table-cell>
          <table:table-cell office:value-type="string" calcext:value-type="string">
            <text:p>0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ITA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OCHEDO DE MINAS-MG</text:p>
          </table:table-cell>
          <table:table-cell office:value-type="currency" office:currency="BRL" office:value="2108.4" calcext:value-type="currency">
            <text:p>R$ 2.108,40</text:p>
          </table:table-cell>
          <table:table-cell office:value-type="string" calcext:value-type="string">
            <text:p>4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ODEIRO-MG</text:p>
          </table:table-cell>
          <table:table-cell office:value-type="currency" office:currency="BRL" office:value="67486.42" calcext:value-type="currency">
            <text:p>R$ 67.486,42</text:p>
          </table:table-cell>
          <table:table-cell office:value-type="string" calcext:value-type="string">
            <text:p>57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OMARIA-MG</text:p>
          </table:table-cell>
          <table:table-cell office:value-type="currency" office:currency="BRL" office:value="12786.26" calcext:value-type="currency">
            <text:p>R$ 12.786,26</text:p>
          </table:table-cell>
          <table:table-cell office:value-type="string" calcext:value-type="string">
            <text:p>28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OSARIO DA LIMEIRA-MG</text:p>
          </table:table-cell>
          <table:table-cell office:value-type="currency" office:currency="BRL" office:value="40569.97" calcext:value-type="currency">
            <text:p>R$ 40.569,97</text:p>
          </table:table-cell>
          <table:table-cell office:value-type="string" calcext:value-type="string">
            <text:p>58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UBELITA-MG</text:p>
          </table:table-cell>
          <table:table-cell office:value-type="currency" office:currency="BRL" office:value="1648.34" calcext:value-type="currency">
            <text:p>R$ 1.648,34</text:p>
          </table:table-cell>
          <table:table-cell office:value-type="string" calcext:value-type="string">
            <text:p>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RUBIM-MG</text:p>
          </table:table-cell>
          <table:table-cell office:value-type="currency" office:currency="BRL" office:value="66134.58" calcext:value-type="currency">
            <text:p>R$ 66.134,58</text:p>
          </table:table-cell>
          <table:table-cell office:value-type="string" calcext:value-type="string">
            <text:p>42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B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BINOPOLIS-MG</text:p>
          </table:table-cell>
          <table:table-cell office:value-type="currency" office:currency="BRL" office:value="45516.68" calcext:value-type="currency">
            <text:p>R$ 45.516,68</text:p>
          </table:table-cell>
          <table:table-cell office:value-type="string" calcext:value-type="string">
            <text:p>41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CRAMENTO-MG</text:p>
          </table:table-cell>
          <table:table-cell office:value-type="currency" office:currency="BRL" office:value="117733.54" calcext:value-type="currency">
            <text:p>R$ 117.733,54</text:p>
          </table:table-cell>
          <table:table-cell office:value-type="string" calcext:value-type="string">
            <text:p>39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LINAS-MG</text:p>
          </table:table-cell>
          <table:table-cell office:value-type="currency" office:currency="BRL" office:value="10233" calcext:value-type="currency">
            <text:p>R$ 10.233,00</text:p>
          </table:table-cell>
          <table:table-cell office:value-type="string" calcext:value-type="string">
            <text:p>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LTO DA DIVISA-MG</text:p>
          </table:table-cell>
          <table:table-cell office:value-type="currency" office:currency="BRL" office:value="2397.08" calcext:value-type="currency">
            <text:p>R$ 2.397,08</text:p>
          </table:table-cell>
          <table:table-cell office:value-type="string" calcext:value-type="string">
            <text:p>1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BARBARA DO LES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BARBARA DO MONTE VER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BARBARA DO TUGURI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BARBARA-MG</text:p>
          </table:table-cell>
          <table:table-cell office:value-type="currency" office:currency="BRL" office:value="412706.56" calcext:value-type="currency">
            <text:p>R$ 412.706,56</text:p>
          </table:table-cell>
          <table:table-cell office:value-type="string" calcext:value-type="string">
            <text:p>117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CRUZ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CRUZ DE SAL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CRUZ DO ESCALVA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EFIGENI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FE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HELEN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JULIAN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LUZ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MARGARID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MARIA DE ITAB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MARIA DO SAL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MARIA DO SUAC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ITA DE CALD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ITA DE IBITIPOC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ITA DE JACUTING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IT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ITA DO ITUE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ITA DO SAPUCAI-MG</text:p>
          </table:table-cell>
          <table:table-cell office:value-type="currency" office:currency="BRL" office:value="18286.15" calcext:value-type="currency">
            <text:p>R$ 18.286,15</text:p>
          </table:table-cell>
          <table:table-cell office:value-type="string" calcext:value-type="string">
            <text:p>2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ROSA DA SER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 VITOR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A VARGEM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E CATAGUAS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E PIRAPA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 DESER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 GARAMBE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 JACA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 MANHUAC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 PARAISO-MG</text:p>
          </table:table-cell>
          <table:table-cell office:value-type="currency" office:currency="BRL" office:value="39710.01" calcext:value-type="currency">
            <text:p>R$ 39.710,01</text:p>
          </table:table-cell>
          <table:table-cell office:value-type="string" calcext:value-type="string">
            <text:p>14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 RIACH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ANA DOS MONT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AMPA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AVENTUREIR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GRAMA-MG</text:p>
          </table:table-cell>
          <table:table-cell office:value-type="currency" office:currency="BRL" office:value="20054.81" calcext:value-type="currency">
            <text:p>R$ 20.054,81</text:p>
          </table:table-cell>
          <table:table-cell office:value-type="string" calcext:value-type="string">
            <text:p>38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ITAMBE-MG</text:p>
          </table:table-cell>
          <table:table-cell office:value-type="currency" office:currency="BRL" office:value="3056.6" calcext:value-type="currency">
            <text:p>R$ 3.056,60</text:p>
          </table:table-cell>
          <table:table-cell office:value-type="string" calcext:value-type="string">
            <text:p>7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JACIN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MO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RETIRO-MG</text:p>
          </table:table-cell>
          <table:table-cell office:value-type="currency" office:currency="BRL" office:value="32027.27" calcext:value-type="currency">
            <text:p>R$ 32.027,27</text:p>
          </table:table-cell>
          <table:table-cell office:value-type="string" calcext:value-type="string">
            <text:p>33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ANTONIO DO RIO ABAIXO-MG</text:p>
          </table:table-cell>
          <table:table-cell office:value-type="currency" office:currency="BRL" office:value="8970" calcext:value-type="currency">
            <text:p>R$ 8.970,00</text:p>
          </table:table-cell>
          <table:table-cell office:value-type="string" calcext:value-type="string">
            <text:p>47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 HIPOLI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NTOS DUMONT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BENTO ABA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BRAS DO SUAC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DOMINGOS DAS DORES-MG</text:p>
          </table:table-cell>
          <table:table-cell office:value-type="currency" office:currency="BRL" office:value="4216" calcext:value-type="currency">
            <text:p>R$ 4.216,00</text:p>
          </table:table-cell>
          <table:table-cell office:value-type="string" calcext:value-type="string">
            <text:p>7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DOMINGOS DO PR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FELIX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FRANCISCO DE PAULA-MG</text:p>
          </table:table-cell>
          <table:table-cell office:value-type="currency" office:currency="BRL" office:value="42384" calcext:value-type="currency">
            <text:p>R$ 42.384,00</text:p>
          </table:table-cell>
          <table:table-cell office:value-type="string" calcext:value-type="string">
            <text:p>43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FRANCISCO DE SALES-MG</text:p>
          </table:table-cell>
          <table:table-cell office:value-type="currency" office:currency="BRL" office:value="39425.51" calcext:value-type="currency">
            <text:p>R$ 39.425,51</text:p>
          </table:table-cell>
          <table:table-cell office:value-type="string" calcext:value-type="string">
            <text:p>35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FRANCISCO DO GLOR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FRANCIS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ERALDO DA PIEDA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ERALDO DO BAIXIO-MG</text:p>
          </table:table-cell>
          <table:table-cell office:value-type="currency" office:currency="BRL" office:value="22912.15" calcext:value-type="currency">
            <text:p>R$ 22.912,15</text:p>
          </table:table-cell>
          <table:table-cell office:value-type="string" calcext:value-type="string">
            <text:p>7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ERALDO-MG</text:p>
          </table:table-cell>
          <table:table-cell office:value-type="currency" office:currency="BRL" office:value="80840.21" calcext:value-type="currency">
            <text:p>R$ 80.840,21</text:p>
          </table:table-cell>
          <table:table-cell office:value-type="string" calcext:value-type="string">
            <text:p>69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ONCALO DO ABAETE-MG</text:p>
          </table:table-cell>
          <table:table-cell office:value-type="currency" office:currency="BRL" office:value="30701.07" calcext:value-type="currency">
            <text:p>R$ 30.701,07</text:p>
          </table:table-cell>
          <table:table-cell office:value-type="string" calcext:value-type="string">
            <text:p>38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ONCALO DO P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ONCALO DO RIO ABAIX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ONCALO DO RIO PRETO-MG</text:p>
          </table:table-cell>
          <table:table-cell office:value-type="currency" office:currency="BRL" office:value="13440.73" calcext:value-type="currency">
            <text:p>R$ 13.440,73</text:p>
          </table:table-cell>
          <table:table-cell office:value-type="string" calcext:value-type="string">
            <text:p>59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ONCALO DO SAPUC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GOTAR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BATISTA DO GLOR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A LAGO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A MA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A PON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AS MISSO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EL REI-MG</text:p>
          </table:table-cell>
          <table:table-cell office:value-type="currency" office:currency="BRL" office:value="170011.15" calcext:value-type="currency">
            <text:p>R$ 170.011,15</text:p>
          </table:table-cell>
          <table:table-cell office:value-type="string" calcext:value-type="string">
            <text:p>3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O MANHUACU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O MANTEN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O ORIENTE-MG</text:p>
          </table:table-cell>
          <table:table-cell office:value-type="currency" office:currency="BRL" office:value="8670" calcext:value-type="currency">
            <text:p>R$ 8.670,00</text:p>
          </table:table-cell>
          <table:table-cell office:value-type="string" calcext:value-type="string">
            <text:p>13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O PAC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DO PARAIS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EVANGELISTA-MG</text:p>
          </table:table-cell>
          <table:table-cell office:value-type="currency" office:currency="BRL" office:value="5140" calcext:value-type="currency">
            <text:p>R$ 5.140,00</text:p>
          </table:table-cell>
          <table:table-cell office:value-type="string" calcext:value-type="string">
            <text:p>3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O NEPOMUCENO-MG</text:p>
          </table:table-cell>
          <table:table-cell office:value-type="currency" office:currency="BRL" office:value="45697.69" calcext:value-type="currency">
            <text:p>R$ 45.697,69</text:p>
          </table:table-cell>
          <table:table-cell office:value-type="string" calcext:value-type="string">
            <text:p>13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AQUIM DE BICAS-MG</text:p>
          </table:table-cell>
          <table:table-cell office:value-type="currency" office:currency="BRL" office:value="150218.02" calcext:value-type="currency">
            <text:p>R$ 150.218,02</text:p>
          </table:table-cell>
          <table:table-cell office:value-type="string" calcext:value-type="string">
            <text:p>4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A BAR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A LAPA-MG</text:p>
          </table:table-cell>
          <table:table-cell office:value-type="currency" office:currency="BRL" office:value="63523.23" calcext:value-type="currency">
            <text:p>R$ 63.523,23</text:p>
          </table:table-cell>
          <table:table-cell office:value-type="string" calcext:value-type="string">
            <text:p>1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A SAF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A VARG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O ALEG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O DIVIN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O GOIAB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O JACURI-MG</text:p>
          </table:table-cell>
          <table:table-cell office:value-type="currency" office:currency="BRL" office:value="12363.7" calcext:value-type="currency">
            <text:p>R$ 12.363,70</text:p>
          </table:table-cell>
          <table:table-cell office:value-type="string" calcext:value-type="string">
            <text:p>30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JOSE DO MANTIMEN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LOUREN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MIGUEL DO ANTA-MG</text:p>
          </table:table-cell>
          <table:table-cell office:value-type="currency" office:currency="BRL" office:value="11437.66" calcext:value-type="currency">
            <text:p>R$ 11.437,66</text:p>
          </table:table-cell>
          <table:table-cell office:value-type="string" calcext:value-type="string">
            <text:p>17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PEDRO DA UNI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PEDRO DO SUACU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PEDRO DOS FERROS-MG</text:p>
          </table:table-cell>
          <table:table-cell office:value-type="currency" office:currency="BRL" office:value="4681.6" calcext:value-type="currency">
            <text:p>R$ 4.681,60</text:p>
          </table:table-cell>
          <table:table-cell office:value-type="string" calcext:value-type="string">
            <text:p>7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ROMA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ROQUE DE MINAS-MG</text:p>
          </table:table-cell>
          <table:table-cell office:value-type="currency" office:currency="BRL" office:value="20606.75" calcext:value-type="currency">
            <text:p>R$ 20.606,75</text:p>
          </table:table-cell>
          <table:table-cell office:value-type="string" calcext:value-type="string">
            <text:p>33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A BELA VIS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A VARGEM ALEG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O AN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O MARANHAO-MG</text:p>
          </table:table-cell>
          <table:table-cell office:value-type="currency" office:currency="BRL" office:value="1096" calcext:value-type="currency">
            <text:p>R$ 1.096,00</text:p>
          </table:table-cell>
          <table:table-cell office:value-type="string" calcext:value-type="string">
            <text:p>2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O OEST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O PARAISO-MG</text:p>
          </table:table-cell>
          <table:table-cell office:value-type="currency" office:currency="BRL" office:value="206384.66" calcext:value-type="currency">
            <text:p>R$ 206.384,66</text:p>
          </table:table-cell>
          <table:table-cell office:value-type="string" calcext:value-type="string">
            <text:p>30.2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O RIO PRETO-MG</text:p>
          </table:table-cell>
          <table:table-cell office:value-type="currency" office:currency="BRL" office:value="901.02" calcext:value-type="currency">
            <text:p>R$ 901,02</text:p>
          </table:table-cell>
          <table:table-cell office:value-type="string" calcext:value-type="string">
            <text:p>5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SEBASTIAO DO RIO VER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THOME DAS LETRAS-MG</text:p>
          </table:table-cell>
          <table:table-cell office:value-type="currency" office:currency="BRL" office:value="2273.66" calcext:value-type="currency">
            <text:p>R$ 2.273,66</text:p>
          </table:table-cell>
          <table:table-cell office:value-type="string" calcext:value-type="string">
            <text:p>3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TIAGO-MG</text:p>
          </table:table-cell>
          <table:table-cell office:value-type="currency" office:currency="BRL" office:value="8116.64" calcext:value-type="currency">
            <text:p>R$ 8.116,64</text:p>
          </table:table-cell>
          <table:table-cell office:value-type="string" calcext:value-type="string">
            <text:p>9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TOMAS DE AQUINO-MG</text:p>
          </table:table-cell>
          <table:table-cell office:value-type="currency" office:currency="BRL" office:value="3074.65" calcext:value-type="currency">
            <text:p>R$ 3.074,65</text:p>
          </table:table-cell>
          <table:table-cell office:value-type="string" calcext:value-type="string">
            <text:p>3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O VICENTE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PUCAI-MIRIM-MG</text:p>
          </table:table-cell>
          <table:table-cell office:value-type="currency" office:currency="BRL" office:value="48364.5" calcext:value-type="currency">
            <text:p>R$ 48.364,50</text:p>
          </table:table-cell>
          <table:table-cell office:value-type="string" calcext:value-type="string">
            <text:p>71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RDO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ARZE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M-PEIX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ADOR AMARAL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ADOR CORT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ADOR FIRMINO-MG</text:p>
          </table:table-cell>
          <table:table-cell office:value-type="currency" office:currency="BRL" office:value="32913.27" calcext:value-type="currency">
            <text:p>R$ 32.913,27</text:p>
          </table:table-cell>
          <table:table-cell office:value-type="string" calcext:value-type="string">
            <text:p>44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ADOR JOSE BENTO-MG</text:p>
          </table:table-cell>
          <table:table-cell office:value-type="currency" office:currency="BRL" office:value="8549.73" calcext:value-type="currency">
            <text:p>R$ 8.549,73</text:p>
          </table:table-cell>
          <table:table-cell office:value-type="string" calcext:value-type="string">
            <text:p>4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ADOR MODESTINO GONCALVES-MG</text:p>
          </table:table-cell>
          <table:table-cell office:value-type="currency" office:currency="BRL" office:value="974.7" calcext:value-type="currency">
            <text:p>R$ 974,70</text:p>
          </table:table-cell>
          <table:table-cell office:value-type="string" calcext:value-type="string">
            <text:p>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HORA DE OLIVEIRA-MG</text:p>
          </table:table-cell>
          <table:table-cell office:value-type="currency" office:currency="BRL" office:value="5585" calcext:value-type="currency">
            <text:p>R$ 5.585,00</text:p>
          </table:table-cell>
          <table:table-cell office:value-type="string" calcext:value-type="string">
            <text:p>10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HORA DO PORT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NHORA DOS REMEDIOS-MG</text:p>
          </table:table-cell>
          <table:table-cell office:value-type="currency" office:currency="BRL" office:value="2343.03" calcext:value-type="currency">
            <text:p>R$ 2.343,03</text:p>
          </table:table-cell>
          <table:table-cell office:value-type="string" calcext:value-type="string">
            <text:p>8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ICITA-MG</text:p>
          </table:table-cell>
          <table:table-cell office:value-type="currency" office:currency="BRL" office:value="24.3" calcext:value-type="currency">
            <text:p>R$ 24,3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ITINGA-MG</text:p>
          </table:table-cell>
          <table:table-cell office:value-type="currency" office:currency="BRL" office:value="6080.13" calcext:value-type="currency">
            <text:p>R$ 6.080,13</text:p>
          </table:table-cell>
          <table:table-cell office:value-type="string" calcext:value-type="string">
            <text:p>31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 AZUL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 DA SAUDA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 DO SALIT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 DOS AIMORES-MG</text:p>
          </table:table-cell>
          <table:table-cell office:value-type="currency" office:currency="BRL" office:value="28257.85" calcext:value-type="currency">
            <text:p>R$ 28.257,85</text:p>
          </table:table-cell>
          <table:table-cell office:value-type="string" calcext:value-type="string">
            <text:p>36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NIA-MG</text:p>
          </table:table-cell>
          <table:table-cell office:value-type="currency" office:currency="BRL" office:value="33882.42" calcext:value-type="currency">
            <text:p>R$ 33.882,42</text:p>
          </table:table-cell>
          <table:table-cell office:value-type="string" calcext:value-type="string">
            <text:p>3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NOPOLIS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AN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RRO-MG</text:p>
          </table:table-cell>
          <table:table-cell office:value-type="currency" office:currency="BRL" office:value="3529.93" calcext:value-type="currency">
            <text:p>R$ 3.529,93</text:p>
          </table:table-cell>
          <table:table-cell office:value-type="string" calcext:value-type="string">
            <text:p>2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TE LAGO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ETUB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LVEIRANIA-MG</text:p>
          </table:table-cell>
          <table:table-cell office:value-type="currency" office:currency="BRL" office:value="2390.3" calcext:value-type="currency">
            <text:p>R$ 2.390,30</text:p>
          </table:table-cell>
          <table:table-cell office:value-type="string" calcext:value-type="string">
            <text:p>13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LVIANOPOLIS-MG</text:p>
          </table:table-cell>
          <table:table-cell office:value-type="currency" office:currency="BRL" office:value="29402.69" calcext:value-type="currency">
            <text:p>R$ 29.402,69</text:p>
          </table:table-cell>
          <table:table-cell office:value-type="string" calcext:value-type="string">
            <text:p>42.4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MAO PEREIRA-MG</text:p>
          </table:table-cell>
          <table:table-cell office:value-type="currency" office:currency="BRL" office:value="22427.36" calcext:value-type="currency">
            <text:p>R$ 22.427,36</text:p>
          </table:table-cell>
          <table:table-cell office:value-type="string" calcext:value-type="string">
            <text:p>59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IMONES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OBRAL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SOLEDADE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BULEIRO-MG</text:p>
          </table:table-cell>
          <table:table-cell office:value-type="currency" office:currency="BRL" office:value="20944.05" calcext:value-type="currency">
            <text:p>R$ 20.944,05</text:p>
          </table:table-cell>
          <table:table-cell office:value-type="string" calcext:value-type="string">
            <text:p>65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IOBEIRAS-MG</text:p>
          </table:table-cell>
          <table:table-cell office:value-type="currency" office:currency="BRL" office:value="10965.68" calcext:value-type="currency">
            <text:p>R$ 10.965,68</text:p>
          </table:table-cell>
          <table:table-cell office:value-type="string" calcext:value-type="string">
            <text:p>3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PARU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PI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PIR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QUARACU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ARUMIRIM-MG</text:p>
          </table:table-cell>
          <table:table-cell office:value-type="currency" office:currency="BRL" office:value="8169.1" calcext:value-type="currency">
            <text:p>R$ 8.169,10</text:p>
          </table:table-cell>
          <table:table-cell office:value-type="string" calcext:value-type="string">
            <text:p>9.9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EIXEIRAS-MG</text:p>
          </table:table-cell>
          <table:table-cell office:value-type="currency" office:currency="BRL" office:value="775.65" calcext:value-type="currency">
            <text:p>R$ 775,65</text:p>
          </table:table-cell>
          <table:table-cell office:value-type="string" calcext:value-type="string">
            <text:p>0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EOFILO OTONI-MG</text:p>
          </table:table-cell>
          <table:table-cell office:value-type="currency" office:currency="BRL" office:value="304579.89" calcext:value-type="currency">
            <text:p>R$ 304.579,89</text:p>
          </table:table-cell>
          <table:table-cell office:value-type="string" calcext:value-type="string">
            <text:p>25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IMOTEO-MG</text:p>
          </table:table-cell>
          <table:table-cell office:value-type="currency" office:currency="BRL" office:value="68390" calcext:value-type="currency">
            <text:p>R$ 68.390,00</text:p>
          </table:table-cell>
          <table:table-cell office:value-type="string" calcext:value-type="string">
            <text:p>8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IRADENTE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IROS-MG</text:p>
          </table:table-cell>
          <table:table-cell office:value-type="currency" office:currency="BRL" office:value="23177.86" calcext:value-type="currency">
            <text:p>R$ 23.177,86</text:p>
          </table:table-cell>
          <table:table-cell office:value-type="string" calcext:value-type="string">
            <text:p>29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OCANTIN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OCOS DO MOJ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OLED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OMBO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RES CORACOES-MG</text:p>
          </table:table-cell>
          <table:table-cell office:value-type="currency" office:currency="BRL" office:value="402849.07" calcext:value-type="currency">
            <text:p>R$ 402.849,07</text:p>
          </table:table-cell>
          <table:table-cell office:value-type="string" calcext:value-type="string">
            <text:p>56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RES MARIAS-MG</text:p>
          </table:table-cell>
          <table:table-cell office:value-type="currency" office:currency="BRL" office:value="4269.84" calcext:value-type="currency">
            <text:p>R$ 4.269,84</text:p>
          </table:table-cell>
          <table:table-cell office:value-type="string" calcext:value-type="string">
            <text:p>0.8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RES PONTAS-MG</text:p>
          </table:table-cell>
          <table:table-cell office:value-type="currency" office:currency="BRL" office:value="157513.37" calcext:value-type="currency">
            <text:p>R$ 157.513,37</text:p>
          </table:table-cell>
          <table:table-cell office:value-type="string" calcext:value-type="string">
            <text:p>26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UMIRITINGA-MG</text:p>
          </table:table-cell>
          <table:table-cell office:value-type="currency" office:currency="BRL" office:value="10675.59" calcext:value-type="currency">
            <text:p>R$ 10.675,59</text:p>
          </table:table-cell>
          <table:table-cell office:value-type="string" calcext:value-type="string">
            <text:p>1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UPACIGUAR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URMALINA-MG</text:p>
          </table:table-cell>
          <table:table-cell office:value-type="currency" office:currency="BRL" office:value="3673.03" calcext:value-type="currency">
            <text:p>R$ 3.673,03</text:p>
          </table:table-cell>
          <table:table-cell office:value-type="string" calcext:value-type="string">
            <text:p>1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TURVO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BA-MG</text:p>
          </table:table-cell>
          <table:table-cell office:value-type="currency" office:currency="BRL" office:value="162928.66" calcext:value-type="currency">
            <text:p>R$ 162.928,66</text:p>
          </table:table-cell>
          <table:table-cell office:value-type="string" calcext:value-type="string">
            <text:p>16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B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BAPORANGA-MG</text:p>
          </table:table-cell>
          <table:table-cell office:value-type="currency" office:currency="BRL" office:value="39071.23" calcext:value-type="currency">
            <text:p>R$ 39.071,23</text:p>
          </table:table-cell>
          <table:table-cell office:value-type="string" calcext:value-type="string">
            <text:p>30.7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BERABA-MG</text:p>
          </table:table-cell>
          <table:table-cell office:value-type="currency" office:currency="BRL" office:value="1484401.99" calcext:value-type="currency">
            <text:p>R$ 1.484.401,99</text:p>
          </table:table-cell>
          <table:table-cell office:value-type="string" calcext:value-type="string">
            <text:p>36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BERLANDIA-MG</text:p>
          </table:table-cell>
          <table:table-cell office:value-type="currency" office:currency="BRL" office:value="2012080.44" calcext:value-type="currency">
            <text:p>R$ 2.012.080,44</text:p>
          </table:table-cell>
          <table:table-cell office:value-type="string" calcext:value-type="string">
            <text:p>24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MBURATIB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NAI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NIAO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RUANA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RUCA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URUCU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GEM ALEGR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GEM BONIT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GEM GRANDE DO RIO PARDO-MG</text:p>
          </table:table-cell>
          <table:table-cell office:value-type="currency" office:currency="BRL" office:value="4824.1" calcext:value-type="currency">
            <text:p>R$ 4.824,10</text:p>
          </table:table-cell>
          <table:table-cell office:value-type="string" calcext:value-type="string">
            <text:p>8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G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JAO DE MINA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ZEA DA PALM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RZE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AZANTE-MG</text:p>
          </table:table-cell>
          <table:table-cell office:value-type="currency" office:currency="BRL" office:value="46981.68" calcext:value-type="currency">
            <text:p>R$ 46.981,68</text:p>
          </table:table-cell>
          <table:table-cell office:value-type="string" calcext:value-type="string">
            <text:p>23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ERDELANDIA-MG</text:p>
          </table:table-cell>
          <table:table-cell office:value-type="currency" office:currency="BRL" office:value="9391.75" calcext:value-type="currency">
            <text:p>R$ 9.391,75</text:p>
          </table:table-cell>
          <table:table-cell office:value-type="string" calcext:value-type="string">
            <text:p>8.3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EREDINH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ERISSIMO-MG</text:p>
          </table:table-cell>
          <table:table-cell office:value-type="currency" office:currency="BRL" office:value="16358.26" calcext:value-type="currency">
            <text:p>R$ 16.358,26</text:p>
          </table:table-cell>
          <table:table-cell office:value-type="string" calcext:value-type="string">
            <text:p>42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ERMELHO NOV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ESPASIAN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COSA-MG</text:p>
          </table:table-cell>
          <table:table-cell office:value-type="currency" office:currency="BRL" office:value="320742.7" calcext:value-type="currency">
            <text:p>R$ 320.742,70</text:p>
          </table:table-cell>
          <table:table-cell office:value-type="string" calcext:value-type="string">
            <text:p>38.5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EIRAS-MG</text:p>
          </table:table-cell>
          <table:table-cell office:value-type="currency" office:currency="BRL" office:value="7905" calcext:value-type="currency">
            <text:p>R$ 7.905,00</text:p>
          </table:table-cell>
          <table:table-cell office:value-type="string" calcext:value-type="string">
            <text:p>15.1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RGEM DA LAPA-MG</text:p>
          </table:table-cell>
          <table:table-cell office:value-type="currency" office:currency="BRL" office:value="6372.8" calcext:value-type="currency">
            <text:p>R$ 6.372,80</text:p>
          </table:table-cell>
          <table:table-cell office:value-type="string" calcext:value-type="string">
            <text:p>5.6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RGIN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RGINOPOLIS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RGOLANDIA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ISCONDE DO RIO BRANCO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VOLTA GRANDE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WENCESLAU BRAZ-MG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0.00%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  <table:database-ranges>
        <table:database-range table:name="__Anonymous_Sheet_DB__0" table:target-range-address="Planilha1.A1:Planilha1.D8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1:56:14.8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11:45:02.831000000</meta:creation-date>
    <dc:date>2022-04-18T11:58:28.348000000</dc:date>
    <meta:editing-duration>PT2M33S</meta:editing-duration>
    <meta:editing-cycles>3</meta:editing-cycles>
    <meta:generator>LibreOffice/7.0.6.2$Windows_X86_64 LibreOffice_project/144abb84a525d8e30c9dbbefa69cbbf2d8d4ae3b</meta:generator>
    <meta:document-statistic meta:table-count="1" meta:cell-count="3408" meta:object-count="0"/>
  </office:meta>
</office:document-meta>
</file>